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16" style:family="paragraph" style:parent-style-name="Text_20_body">
      <style:text-properties style:use-window-font-color="true" loext:opacity="0%" style:font-name="Times New Roman" fo:font-size="12pt" fo:language="en" fo:country="US" officeooo:rsid="0016ca61" officeooo:paragraph-rsid="008c278c"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8"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6" style:family="paragraph" style:parent-style-name="Standard">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27" style:family="paragraph" style:parent-style-name="Standard">
      <style:text-properties officeooo:rsid="0011f2b0" officeooo:paragraph-rsid="0011f2b0"/>
    </style:style>
    <style:style style:name="P28" style:family="paragraph" style:parent-style-name="Standard">
      <style:text-properties officeooo:rsid="001364fd" officeooo:paragraph-rsid="001364fd"/>
    </style:style>
    <style:style style:name="P29" style:family="paragraph" style:parent-style-name="Table_20_Contents">
      <style:paragraph-properties fo:margin-top="0in" fo:margin-bottom="0in" style:contextual-spacing="false"/>
      <style:text-properties officeooo:rsid="001364fd" officeooo:paragraph-rsid="001364fd"/>
    </style:style>
    <style:style style:name="P30" style:family="paragraph" style:parent-style-name="Table_20_Contents">
      <style:text-properties officeooo:rsid="001364fd" officeooo:paragraph-rsid="001364fd"/>
    </style:style>
    <style:style style:name="P31" style:family="paragraph" style:parent-style-name="Standard">
      <style:text-properties officeooo:rsid="0013b895" officeooo:paragraph-rsid="0013b895"/>
    </style:style>
    <style:style style:name="P32" style:family="paragraph" style:parent-style-name="Standard">
      <style:text-properties officeooo:rsid="001d6ddb" officeooo:paragraph-rsid="001ebd97"/>
    </style:style>
    <style:style style:name="P33" style:family="paragraph" style:parent-style-name="Standard">
      <style:text-properties officeooo:rsid="001d6ddb" officeooo:paragraph-rsid="001d6ddb"/>
    </style:style>
    <style:style style:name="P34" style:family="paragraph" style:parent-style-name="Standard">
      <style:text-properties officeooo:rsid="001ebd97" officeooo:paragraph-rsid="001ebd97"/>
    </style:style>
    <style:style style:name="P35" style:family="paragraph" style:parent-style-name="Standard">
      <style:text-properties officeooo:rsid="0016ca61" officeooo:paragraph-rsid="0016ca61"/>
    </style:style>
    <style:style style:name="P36" style:family="paragraph" style:parent-style-name="Standard">
      <style:text-properties officeooo:rsid="001f444b" officeooo:paragraph-rsid="001f444b"/>
    </style:style>
    <style:style style:name="P37" style:family="paragraph" style:parent-style-name="Standard">
      <style:text-properties officeooo:rsid="00152e36" officeooo:paragraph-rsid="00152e36"/>
    </style:style>
    <style:style style:name="P38" style:family="paragraph" style:parent-style-name="Table_20_Contents">
      <style:text-properties officeooo:rsid="00152e36" officeooo:paragraph-rsid="00152e36"/>
    </style:style>
    <style:style style:name="P39" style:family="paragraph" style:parent-style-name="Standard">
      <style:text-properties officeooo:rsid="00154050" officeooo:paragraph-rsid="00154050"/>
    </style:style>
    <style:style style:name="P40" style:family="paragraph" style:parent-style-name="Standard">
      <style:text-properties style:font-name="Courier"/>
    </style:style>
    <style:style style:name="P41"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3"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4"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5"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6" style:family="paragraph" style:parent-style-name="Standard">
      <style:text-properties fo:font-size="12pt" style:font-size-asian="12pt" style:font-size-complex="12pt"/>
    </style:style>
    <style:style style:name="P47" style:family="paragraph" style:parent-style-name="Standard">
      <style:text-properties fo:font-size="12pt" officeooo:rsid="003d8f11" officeooo:paragraph-rsid="003d8f11" style:font-size-asian="12pt" style:font-size-complex="12pt"/>
    </style:style>
    <style:style style:name="P4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9" style:family="paragraph" style:parent-style-name="Standard">
      <style:text-properties officeooo:rsid="002d9e39" officeooo:paragraph-rsid="002d9e39"/>
    </style:style>
    <style:style style:name="P50" style:family="paragraph" style:parent-style-name="Standard">
      <style:text-properties officeooo:rsid="002f5544" officeooo:paragraph-rsid="002f5544"/>
    </style:style>
    <style:style style:name="P51" style:family="paragraph" style:parent-style-name="Standard">
      <style:text-properties officeooo:rsid="0048173c" officeooo:paragraph-rsid="0048173c"/>
    </style:style>
    <style:style style:name="P52" style:family="paragraph" style:parent-style-name="Standard">
      <style:text-properties officeooo:rsid="004bb39e" officeooo:paragraph-rsid="004bb39e"/>
    </style:style>
    <style:style style:name="P53" style:family="paragraph" style:parent-style-name="Footnote">
      <style:text-properties officeooo:rsid="0021aa07" officeooo:paragraph-rsid="0021aa07"/>
    </style:style>
    <style:style style:name="P54" style:family="paragraph" style:parent-style-name="Footnote">
      <style:text-properties officeooo:rsid="004195de" officeooo:paragraph-rsid="004195de"/>
    </style:style>
    <style:style style:name="P55" style:family="paragraph" style:parent-style-name="Standard">
      <style:paragraph-properties fo:margin-top="0in" fo:margin-bottom="0in" style:contextual-spacing="false"/>
      <style:text-properties officeooo:paragraph-rsid="0047cdd7"/>
    </style:style>
    <style:style style:name="P56" style:family="paragraph" style:parent-style-name="Standard">
      <style:paragraph-properties fo:margin-top="0in" fo:margin-bottom="0in" style:contextual-spacing="false" fo:break-before="page"/>
      <style:text-properties officeooo:paragraph-rsid="0047cdd7"/>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3">
      <style:paragraph-properties>
        <style:tab-stops>
          <style:tab-stop style:position="6.9252in" style:type="right" style:leader-style="dotted" style:leader-text="."/>
        </style:tab-stops>
      </style:paragraph-properties>
    </style:style>
    <style:style style:name="P61" style:family="paragraph" style:parent-style-name="Standard">
      <style:text-properties officeooo:rsid="008409a8" officeooo:paragraph-rsid="008409a8"/>
    </style:style>
    <style:style style:name="P62" style:family="paragraph" style:parent-style-name="Standard">
      <style:text-properties officeooo:rsid="00856419" officeooo:paragraph-rsid="00856419"/>
    </style:style>
    <style:style style:name="P63" style:family="paragraph" style:parent-style-name="Standard">
      <style:text-properties officeooo:rsid="008c278c" officeooo:paragraph-rsid="008c278c"/>
    </style:style>
    <style:style style:name="P64" style:family="paragraph" style:parent-style-name="Heading_20_1" style:master-page-name="First_20_Page">
      <style:paragraph-properties style:page-number="auto"/>
    </style:style>
    <style:style style:name="P65" style:family="paragraph" style:parent-style-name="Heading_20_1" style:list-style-name="Numbering_20_2">
      <style:paragraph-properties fo:break-before="page"/>
    </style:style>
    <style:style style:name="P66" style:family="paragraph" style:parent-style-name="Heading_20_4">
      <style:text-properties officeooo:paragraph-rsid="0028d990"/>
    </style:style>
    <style:style style:name="P67" style:family="paragraph" style:parent-style-name="Heading_20_4">
      <style:text-properties officeooo:rsid="002ae786" officeooo:paragraph-rsid="002ae786"/>
    </style:style>
    <style:style style:name="P68" style:family="paragraph" style:parent-style-name="Heading_20_4">
      <style:text-properties officeooo:rsid="0036157f" officeooo:paragraph-rsid="0036157f"/>
    </style:style>
    <style:style style:name="P69" style:family="paragraph" style:parent-style-name="Standard" style:list-style-name="L1"/>
    <style:style style:name="P70" style:family="paragraph" style:parent-style-name="Standard" style:list-style-name="L2">
      <style:text-properties officeooo:paragraph-rsid="003ace26"/>
    </style:style>
    <style:style style:name="P71" style:family="paragraph" style:parent-style-name="Standard" style:list-style-name="L3">
      <style:text-properties officeooo:rsid="0048173c" officeooo:paragraph-rsid="0048173c"/>
    </style:style>
    <style:style style:name="P72" style:family="paragraph" style:parent-style-name="Standard" style:list-style-name="L4"/>
    <style:style style:name="P73" style:family="paragraph" style:parent-style-name="Standard" style:list-style-name="L5"/>
    <style:style style:name="P74" style:family="paragraph" style:parent-style-name="Standard" style:list-style-name="L6">
      <style:text-properties officeooo:rsid="001ebd97" officeooo:paragraph-rsid="001ebd97"/>
    </style:style>
    <style:style style:name="P75" style:family="paragraph" style:parent-style-name="Standard" style:list-style-name="L7">
      <style:text-properties style:use-window-font-color="true" loext:opacity="0%" style:font-name="Times New Roman" fo:font-size="12pt" fo:language="en" fo:country="US" officeooo:rsid="00856419" officeooo:paragraph-rsid="00856419" style:font-name-asian="Times New Roman" style:font-size-asian="12pt" style:font-name-complex="Times New Roman" style:font-size-complex="12pt" style:language-complex="ar" style:country-complex="SA"/>
    </style:style>
    <style:style style:name="P76" style:family="paragraph" style:parent-style-name="Standard" style:list-style-name="L8">
      <style:text-properties style:use-window-font-color="true" loext:opacity="0%" style:font-name="Times New Roman" fo:font-size="12pt" fo:language="en" fo:country="US" officeooo:rsid="0086f340" officeooo:paragraph-rsid="0086f340" style:font-name-asian="Times New Roman" style:font-size-asian="12pt" style:font-name-complex="Times New Roman" style:font-size-complex="12pt" style:language-complex="ar" style:country-complex="SA"/>
    </style:style>
    <style:style style:name="P77" style:family="paragraph" style:parent-style-name="Standard" style:list-style-name="L9">
      <style:text-properties style:use-window-font-color="true" loext:opacity="0%" style:font-name="Times New Roman" fo:font-size="12pt" fo:language="en" fo:country="US" officeooo:rsid="00872b59" officeooo:paragraph-rsid="00872b59" style:font-name-asian="Times New Roman" style:font-size-asian="12pt" style:font-name-complex="Times New Roman" style:font-size-complex="12pt" style:language-complex="ar" style:country-complex="SA"/>
    </style:style>
    <style:style style:name="P78" style:family="paragraph" style:parent-style-name="Standard">
      <style:text-properties style:use-window-font-color="true" loext:opacity="0%" style:font-name="Times New Roman" fo:font-size="12pt" fo:language="en" fo:country="US" officeooo:rsid="008e01ab" officeooo:paragraph-rsid="008e01ab" style:font-name-asian="Times New Roman" style:font-size-asian="12pt" style:font-name-complex="Times New Roman" style:font-size-complex="12pt" style:language-complex="ar" style:country-complex="SA"/>
    </style:style>
    <style:style style:name="P79" style:family="paragraph" style:parent-style-name="Standard">
      <style:text-properties style:use-window-font-color="true" loext:opacity="0%" style:font-name="Times New Roman" fo:font-size="12pt" fo:language="en" fo:country="US" officeooo:rsid="00946519" officeooo:paragraph-rsid="00946519" style:font-name-asian="Times New Roman" style:font-size-asian="12pt" style:font-name-complex="Times New Roman" style:font-size-complex="12pt" style:language-complex="ar" style:country-complex="SA"/>
    </style:style>
    <style:style style:name="P80" style:family="paragraph" style:parent-style-name="Standard" style:list-style-name="L8">
      <style:text-properties officeooo:rsid="0086f340" officeooo:paragraph-rsid="0086f340"/>
    </style:style>
    <style:style style:name="P81" style:family="paragraph" style:parent-style-name="Standard" style:list-style-name="L9">
      <style:text-properties officeooo:rsid="00872b59" officeooo:paragraph-rsid="00872b59"/>
    </style:style>
    <style:style style:name="P82" style:family="paragraph" style:parent-style-name="Standard" style:list-style-name="L10">
      <style:text-properties officeooo:rsid="0030ba07" officeooo:paragraph-rsid="0030ba07"/>
    </style:style>
    <style:style style:name="P83" style:family="paragraph" style:parent-style-name="Text_20_body">
      <style:text-properties style:use-window-font-color="true" loext:opacity="0%" style:font-name="Times New Roman" fo:font-size="12pt" fo:language="en" fo:country="US" officeooo:rsid="0016ca61" officeooo:paragraph-rsid="007da084" style:font-name-asian="Times New Roman" style:font-size-asian="12pt" style:font-name-complex="Times New Roman" style:font-size-complex="12pt" style:language-complex="ar" style:country-complex="SA"/>
    </style:style>
    <style:style style:name="P84" style:family="paragraph" style:parent-style-name="Text_20_body">
      <style:text-properties style:use-window-font-color="true" loext:opacity="0%" style:font-name="Times New Roman" fo:font-size="12pt" fo:language="en" fo:country="US" officeooo:rsid="0016ca61" officeooo:paragraph-rsid="009693d5" style:font-name-asian="Times New Roman" style:font-size-asian="12pt" style:font-name-complex="Times New Roman" style:font-size-complex="12pt" style:language-complex="ar" style:country-complex="SA"/>
    </style:style>
    <style:style style:name="P85" style:family="paragraph" style:parent-style-name="Text_20_body">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86" style:family="paragraph" style:parent-style-name="Text_20_body" style:list-style-name="L11">
      <style:text-properties style:use-window-font-color="true" loext:opacity="0%" style:font-name="Times New Roman" fo:font-size="12pt" fo:language="en" fo:country="US" officeooo:rsid="009693d5" officeooo:paragraph-rsid="009693d5" style:font-name-asian="Times New Roman" style:font-size-asian="12pt" style:font-name-complex="Times New Roman" style:font-size-complex="12pt" style:language-complex="ar" style:country-complex="SA"/>
    </style:style>
    <style:style style:name="P87" style:family="paragraph">
      <style:paragraph-properties style:writing-mode="lr-tb"/>
      <style:text-properties style:font-name="Liberation Sans" fo:font-size="1pt"/>
    </style:style>
    <style:style style:name="P8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85972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8888b9"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8e01ab"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905cbd" style:font-name-asian="Times New Roman" style:font-size-asian="12pt" style:font-name-complex="Times New Roman" style:font-size-complex="12pt" style:language-complex="ar" style:country-complex="SA"/>
    </style:style>
    <style:style style:name="T20" style:family="text">
      <style:text-properties officeooo:rsid="001364fd"/>
    </style:style>
    <style:style style:name="T21" style:family="text">
      <style:text-properties officeooo:rsid="00154050"/>
    </style:style>
    <style:style style:name="T22" style:family="text">
      <style:text-properties officeooo:rsid="0016e3ff"/>
    </style:style>
    <style:style style:name="T23" style:family="text">
      <style:text-properties officeooo:rsid="00351917"/>
    </style:style>
    <style:style style:name="T24" style:family="text">
      <style:text-properties officeooo:rsid="0016ca61"/>
    </style:style>
    <style:style style:name="T25" style:family="text">
      <style:text-properties officeooo:rsid="002ae786"/>
    </style:style>
    <style:style style:name="T26" style:family="text">
      <style:text-properties officeooo:rsid="0036157f"/>
    </style:style>
    <style:style style:name="T27" style:family="text">
      <style:text-properties officeooo:rsid="00345917"/>
    </style:style>
    <style:style style:name="T28" style:family="text">
      <style:text-properties fo:font-style="italic" style:text-underline-style="none" style:font-style-asian="italic" style:font-style-complex="italic"/>
    </style:style>
    <style:style style:name="T29" style:family="text">
      <style:text-properties fo:font-size="10pt" style:font-size-asian="10pt" style:font-size-complex="10pt"/>
    </style:style>
    <style:style style:name="T30" style:family="text">
      <style:text-properties fo:font-size="10pt" officeooo:rsid="0050cc8e" style:font-size-asian="10pt" style:font-size-complex="10pt"/>
    </style:style>
    <style:style style:name="T31" style:family="text">
      <style:text-properties fo:font-size="10pt" officeooo:rsid="006bbe50" style:font-size-asian="10pt" style:font-size-complex="10pt"/>
    </style:style>
    <style:style style:name="T32" style:family="text">
      <style:text-properties officeooo:rsid="001f444b"/>
    </style:style>
    <style:style style:name="T33" style:family="text">
      <style:text-properties officeooo:rsid="0021aa07"/>
    </style:style>
    <style:style style:name="T34" style:family="text">
      <style:text-properties officeooo:rsid="0022304b"/>
    </style:style>
    <style:style style:name="T35" style:family="text">
      <style:text-properties officeooo:rsid="0028d990"/>
    </style:style>
    <style:style style:name="T36" style:family="text">
      <style:text-properties officeooo:rsid="002c126c"/>
    </style:style>
    <style:style style:name="T37" style:family="text">
      <style:text-properties officeooo:rsid="002d9318"/>
    </style:style>
    <style:style style:name="T38" style:family="text">
      <style:text-properties officeooo:rsid="0030f51b"/>
    </style:style>
    <style:style style:name="T39" style:family="text">
      <style:text-properties officeooo:rsid="003ace26"/>
    </style:style>
    <style:style style:name="T40" style:family="text">
      <style:text-properties officeooo:rsid="003c82eb"/>
    </style:style>
    <style:style style:name="T41" style:family="text">
      <style:text-properties style:font-weight-complex="bold"/>
    </style:style>
    <style:style style:name="T42" style:family="text">
      <style:text-properties officeooo:rsid="001574eb" style:font-weight-complex="bold"/>
    </style:style>
    <style:style style:name="T43" style:family="text">
      <style:text-properties officeooo:rsid="005dd476" style:font-weight-complex="bold"/>
    </style:style>
    <style:style style:name="T44" style:family="text">
      <style:text-properties officeooo:rsid="007da084" style:font-weight-complex="bold"/>
    </style:style>
    <style:style style:name="T45" style:family="text">
      <style:text-properties officeooo:rsid="003eceeb"/>
    </style:style>
    <style:style style:name="T46" style:family="text">
      <style:text-properties officeooo:rsid="003f0262"/>
    </style:style>
    <style:style style:name="T47" style:family="text">
      <style:text-properties officeooo:rsid="004195de"/>
    </style:style>
    <style:style style:name="T48" style:family="text">
      <style:text-properties officeooo:rsid="00428ae5"/>
    </style:style>
    <style:style style:name="T49" style:family="text">
      <style:text-properties officeooo:rsid="004485ca"/>
    </style:style>
    <style:style style:name="T50" style:family="text">
      <style:text-properties officeooo:rsid="0048173c"/>
    </style:style>
    <style:style style:name="T51" style:family="text">
      <style:text-properties officeooo:rsid="004b11bd"/>
    </style:style>
    <style:style style:name="T52"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3"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4"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5" style:family="text">
      <style:text-properties officeooo:rsid="004eb78b"/>
    </style:style>
    <style:style style:name="T56" style:family="text">
      <style:text-properties officeooo:rsid="004f33f0"/>
    </style:style>
    <style:style style:name="T57" style:family="text">
      <style:text-properties officeooo:rsid="005ba069"/>
    </style:style>
    <style:style style:name="T58" style:family="text">
      <style:text-properties officeooo:rsid="005dd476"/>
    </style:style>
    <style:style style:name="T59" style:family="text">
      <style:text-properties officeooo:rsid="005e8aa8"/>
    </style:style>
    <style:style style:name="T60" style:family="text">
      <style:text-properties officeooo:rsid="00610d0c"/>
    </style:style>
    <style:style style:name="T61" style:family="text">
      <style:text-properties officeooo:rsid="00647ba9"/>
    </style:style>
    <style:style style:name="T62" style:family="text">
      <style:text-properties officeooo:rsid="0069d37c"/>
    </style:style>
    <style:style style:name="T63" style:family="text">
      <style:text-properties officeooo:rsid="006b0883"/>
    </style:style>
    <style:style style:name="T64" style:family="text">
      <style:text-properties officeooo:rsid="006bbe50"/>
    </style:style>
    <style:style style:name="T65" style:family="text">
      <style:text-properties officeooo:rsid="006c89d8"/>
    </style:style>
    <style:style style:name="T66" style:family="text">
      <style:text-properties officeooo:rsid="00715cad"/>
    </style:style>
    <style:style style:name="T67" style:family="text">
      <style:text-properties officeooo:rsid="00726a4c"/>
    </style:style>
    <style:style style:name="T68" style:family="text">
      <style:text-properties officeooo:rsid="00743404"/>
    </style:style>
    <style:style style:name="T69" style:family="text">
      <style:text-properties officeooo:rsid="007501f2"/>
    </style:style>
    <style:style style:name="T70" style:family="text">
      <style:text-properties officeooo:rsid="0078479f"/>
    </style:style>
    <style:style style:name="T71" style:family="text">
      <style:text-properties officeooo:rsid="00796d44"/>
    </style:style>
    <style:style style:name="T72" style:family="text">
      <style:text-properties officeooo:rsid="007ad34f"/>
    </style:style>
    <style:style style:name="T73" style:family="text">
      <style:text-properties officeooo:rsid="007da084"/>
    </style:style>
    <style:style style:name="T74" style:family="text">
      <style:text-properties officeooo:rsid="00826b4c"/>
    </style:style>
    <style:style style:name="T75" style:family="text">
      <style:text-properties officeooo:rsid="008c278c"/>
    </style:style>
    <style:style style:name="T76" style:family="text">
      <style:text-properties officeooo:rsid="00915420"/>
    </style:style>
    <style:style style:name="T77" style:family="text">
      <style:text-properties officeooo:rsid="00924f54"/>
    </style:style>
    <style:style style:name="T78" style:family="text">
      <style:text-properties officeooo:rsid="00946519"/>
    </style:style>
    <style:style style:name="T79" style:family="text">
      <style:text-properties officeooo:rsid="0095cb3c"/>
    </style:style>
    <style:style style:name="T80" style:family="text">
      <style:text-properties officeooo:rsid="009693d5"/>
    </style:style>
    <style:style style:name="T81"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24400896" text:id="ct105553224400896">
          <text:insertion>
            <office:change-info>
              <dc:creator>Bob Jacobsen</dc:creator>
              <dc:date>2024-08-10T13:32:45</dc:date>
            </office:change-info>
          </text:insertion>
        </text:changed-region>
        <text:changed-region xml:id="ct105553224371008" text:id="ct105553224371008">
          <text:insertion>
            <office:change-info>
              <dc:creator>Bob Jacobsen</dc:creator>
              <dc:date>2024-08-10T13:31:10</dc:date>
            </office:change-info>
          </text:insertion>
        </text:changed-region>
        <text:changed-region xml:id="ct105553157799936" text:id="ct105553157799936">
          <text:insertion>
            <office:change-info>
              <dc:creator>Bob Jacobsen</dc:creator>
              <dc:date>2024-08-10T13:32:56</dc:date>
            </office:change-info>
          </text:insertion>
        </text:changed-region>
        <text:changed-region xml:id="ct105553158020848" text:id="ct105553158020848">
          <text:insertion>
            <office:change-info>
              <dc:creator>Bob Jacobsen</dc:creator>
              <dc:date>2024-08-10T16:20:59</dc:date>
            </office:change-info>
          </text:insertion>
        </text:changed-region>
        <text:changed-region xml:id="ct105553224460608" text:id="ct105553224460608">
          <text:insertion>
            <office:change-info>
              <dc:creator>Bob Jacobsen</dc:creator>
              <dc:date>2024-08-10T13:34:00</dc:date>
            </office:change-info>
          </text:insertion>
        </text:changed-region>
        <text:changed-region xml:id="ct105553224402816" text:id="ct105553224402816">
          <text:insertion>
            <office:change-info>
              <dc:creator>Bob Jacobsen</dc:creator>
              <dc:date>2024-08-10T13:35:01</dc:date>
            </office:change-info>
          </text:insertion>
        </text:changed-region>
        <text:changed-region xml:id="ct105553224405216" text:id="ct105553224405216">
          <text:insertion>
            <office:change-info>
              <dc:creator>Bob Jacobsen</dc:creator>
              <dc:date>2024-08-10T13:36:06</dc:date>
            </office:change-info>
          </text:insertion>
        </text:changed-region>
        <text:changed-region xml:id="ct105553157804976" text:id="ct105553157804976">
          <text:insertion>
            <office:change-info>
              <dc:creator>Bob Jacobsen</dc:creator>
              <dc:date>2024-08-10T13:38:06</dc:date>
            </office:change-info>
          </text:insertion>
        </text:changed-region>
        <text:changed-region xml:id="ct105553157803056" text:id="ct105553157803056">
          <text:insertion>
            <office:change-info>
              <dc:creator>Bob Jacobsen</dc:creator>
              <dc:date>2024-08-10T13:39:19</dc:date>
            </office:change-info>
          </text:insertion>
        </text:changed-region>
        <text:changed-region xml:id="ct105553225216912" text:id="ct105553225216912">
          <text:insertion>
            <office:change-info>
              <dc:creator>Bob Jacobsen</dc:creator>
              <dc:date>2024-08-10T13:40:20</dc:date>
            </office:change-info>
          </text:insertion>
        </text:changed-region>
        <text:changed-region xml:id="ct105553225174304" text:id="ct105553225174304">
          <text:insertion>
            <office:change-info>
              <dc:creator>Bob Jacobsen</dc:creator>
              <dc:date>2024-08-10T13:42:12</dc:date>
            </office:change-info>
          </text:insertion>
        </text:changed-region>
        <text:changed-region xml:id="ct105553157805216" text:id="ct105553157805216">
          <text:insertion>
            <office:change-info>
              <dc:creator>Bob Jacobsen</dc:creator>
              <dc:date>2024-08-10T13:42:15</dc:date>
            </office:change-info>
          </text:insertion>
        </text:changed-region>
        <text:changed-region xml:id="ct105553157650736" text:id="ct105553157650736">
          <text:insertion>
            <office:change-info>
              <dc:creator>Bob Jacobsen</dc:creator>
              <dc:date>2024-08-07T21:03:32</dc:date>
            </office:change-info>
          </text:insertion>
        </text:changed-region>
        <text:changed-region xml:id="ct105553157646896" text:id="ct105553157646896">
          <text:insertion>
            <office:change-info>
              <dc:creator>Bob Jacobsen</dc:creator>
              <dc:date>2024-08-07T21:04:33</dc:date>
            </office:change-info>
          </text:insertion>
        </text:changed-region>
        <text:changed-region xml:id="ct105553157647616" text:id="ct105553157647616">
          <text:insertion>
            <office:change-info>
              <dc:creator>Bob Jacobsen</dc:creator>
              <dc:date>2024-08-09T22:09: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8">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7">The configurable values are expressed as <text:span text:style-name="T68">v</text:span>ariables, with each <text:span text:style-name="T68">v</text:span>ariable having a specific type, a size in bytes, a value for <text:span text:style-name="T68">its memory s</text:span>pace and <text:span text:style-name="T68">a</text:span>ddress (to locate the <text:span text:style-name="T70">v</text:span>ariable), and <text:span text:style-name="T68">n</text:span>ame and <text:span text:style-name="T68">d</text:span>escription as user-readable strings so that users understand the <text:span text:style-name="T39">use of the </text:span>particular setting.</text:p>
      <text:p text:style-name="P37">Variables can be grouped together, groups can be repeated (for example if a <text:span text:style-name="T68">n</text:span>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9">OpenLCB Common Information Technical Note</text:p>
        </text:list-item>
      </text:list>
      <text:p text:style-name="Standard">For information on OpenLCB message transport and OpenLCB communications, see:</text:p>
      <text:list text:style-name="L2">
        <text:list-item>
          <text:p text:style-name="P70">OpenLCB Message Network Standard</text:p>
        </text:list-item>
      </text:list>
      <text:p text:style-name="P51">For information on how to fetch the CDI information from a node, and how to read and write the configuration information, see:</text:p>
      <text:list text:style-name="L3">
        <text:list-item>
          <text:p text:style-name="P71">OpenLCB Memory Configuration Protocol Standard</text:p>
        </text:list-item>
      </text:list>
      <text:p text:style-name="Standard">For information on XML encoding and XML Schema, see:</text:p>
      <text:list text:style-name="L4">
        <text:list-item>
          <text:p text:style-name="P72"><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72">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8">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3">Identification: Provides specific information about <text:span text:style-name="T4">the</text:span> type of the node.</text:p>
        </text:list-item>
        <text:list-item>
          <text:p text:style-name="P73">ACDI: Indicates that certain configuration information in the node has a standard<text:span text:style-name="T39">ized simplified</text:span> format.</text:p>
        </text:list-item>
        <text:list-item>
          <text:p text:style-name="P73">Segments: The configuration information in the node is organized in zero or more segments, each of which contains zero or more configurable <text:span text:style-name="T69">v</text:span>ariables. <text:s/>A <text:span text:style-name="T69">v</text:span>ariable is the basic unit of configuration. The segment definition specifies the organization of each segment. A segment consists of zero or more bytes with<text:span text:style-name="T39">in</text:span> a linear address space. </text:p>
        </text:list-item>
      </text:list>
      <text:h text:style-name="Heading_20_1" text:outline-level="1"><text:bookmark-start text:name="__RefHeading___Toc1601_765285946"/>Format (<text:span text:style-name="T50">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7">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span text:style-name="T14">1.3</text:span><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span text:style-name="T13">3</text:span><text:a xlink:type="simple" xlink:href="http://openlcb.org/schema/1/1/cdi.xsd" text:style-name="Internet_20_link" text:visited-style-name="Visited_20_Internet_20_Link"><text:span text:style-name="T4">/cdi.xs</text:span><text:span text:style-name="T56">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40"><text:span text:style-name="Teletype"><text:span text:style-name="T29">&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9">&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9">http://openlcb.org/schema/</text:span></text:span><text:span text:style-name="Teletype"><text:span text:style-name="T30">cdi/</text:span></text:span><text:span text:style-name="Teletype"><text:span text:style-name="T29">1/</text:span></text:span></text:a><text:span text:style-name="T31">3</text:span><text:a xlink:type="simple" xlink:href="http://openlcb.org/schema/cdi/1/1/cdi.xsd" text:style-name="Internet_20_link" text:visited-style-name="Visited_20_Internet_20_Link"><text:span text:style-name="Teletype"><text:span text:style-name="T29">/cdi.xsd</text:span></text:span></text:a><text:span text:style-name="Teletype"><text:span text:style-name="T29">"&gt;</text:span></text:span></text:p>
      <text:p text:style-name="P47">to define the OpenLCB CDI version of the content.</text:p>
      <text:p text:style-name="P46"><text:soft-page-break/>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7">The &lt;identification&gt; element, if <text:span text:style-name="T40">present</text:span>, specifies manufacturer-provided identification information about the node. This information is not user-editable. <text:span text:style-name="T20">If this element is provided and the node also supports the OpenLCB Simple Node Information Protocol (SNIP), the contents of the SNIP Reply shall match the respective tags in the &lt;identification&gt; </text:span><text:span text:style-name="T8">element</text:span><text:span text:style-name="T20">. If this </text:span><text:span text:style-name="T8">element</text:span><text:span text:style-name="T20"> is provided, and the node also provides the &lt;acdi&gt; </text:span><text:span text:style-name="T8">element</text:span><text:span text:style-name="T20">, the contents provided by the ACDI spaces shall match the respective tags in the &lt;identification&gt; </text:span><text:span text:style-name="T8">element</text:span><text:span text:style-name="T20">.</text:span></text:p>
      <text:h text:style-name="Heading_20_3" text:outline-level="3"><text:bookmark-start text:name="__RefHeading___Toc1607_765285946"/>&lt;acdi&gt; Element<text:bookmark-end text:name="__RefHeading___Toc1607_765285946"/></text:h>
      <text:p text:style-name="P28">The &lt;acdi&gt; <text:span text:style-name="T4">element</text:span>, if specified without the attribute `fixed', <text:span text:style-name="T45">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0">Space</text:p>
          </table:table-cell>
          <table:table-cell table:style-name="Table2.A1" office:value-type="string">
            <text:p text:style-name="P38">Address</text:p>
          </table:table-cell>
          <table:table-cell table:style-name="Table2.A1" office:value-type="string">
            <text:p text:style-name="P30">Size (bytes)</text:p>
          </table:table-cell>
          <table:table-cell table:style-name="Table2.A1" office:value-type="string">
            <text:p text:style-name="P30">Type</text:p>
          </table:table-cell>
          <table:table-cell table:style-name="Table2.E1" office:value-type="string">
            <text:p text:style-name="P30">Description</text:p>
          </table:table-cell>
        </table:table-row>
        <table:table-row>
          <table:table-cell table:style-name="Table2.A2" office:value-type="string">
            <text:p text:style-name="P29">252</text:p>
          </table:table-cell>
          <table:table-cell table:style-name="Table2.A2" office:value-type="string">
            <text:p text:style-name="P29">0</text:p>
          </table:table-cell>
          <table:table-cell table:style-name="Table2.A2" office:value-type="string">
            <text:p text:style-name="P29">1</text:p>
          </table:table-cell>
          <table:table-cell table:style-name="Table2.A2" office:value-type="string">
            <text:p text:style-name="P29">int</text:p>
          </table:table-cell>
          <table:table-cell table:style-name="Table2.E2" office:value-type="string">
            <text:p text:style-name="P29">Version</text:p>
          </table:table-cell>
        </table:table-row>
        <table:table-row>
          <table:table-cell table:style-name="Table2.A2" office:value-type="string">
            <text:p text:style-name="P29">252</text:p>
          </table:table-cell>
          <table:table-cell table:style-name="Table2.A2" office:value-type="string">
            <text:p text:style-name="P29">1</text:p>
          </table:table-cell>
          <table:table-cell table:style-name="Table2.A2" office:value-type="string">
            <text:p text:style-name="P29">41</text:p>
          </table:table-cell>
          <table:table-cell table:style-name="Table2.A2" office:value-type="string">
            <text:p text:style-name="P29">string</text:p>
          </table:table-cell>
          <table:table-cell table:style-name="Table2.E2" office:value-type="string">
            <text:p text:style-name="P29">Manufacturer</text:p>
          </table:table-cell>
        </table:table-row>
        <table:table-row>
          <table:table-cell table:style-name="Table2.A2" office:value-type="string">
            <text:p text:style-name="P29">252</text:p>
          </table:table-cell>
          <table:table-cell table:style-name="Table2.A2" office:value-type="string">
            <text:p text:style-name="P29">42</text:p>
          </table:table-cell>
          <table:table-cell table:style-name="Table2.A2" office:value-type="string">
            <text:p text:style-name="P29">41</text:p>
          </table:table-cell>
          <table:table-cell table:style-name="Table2.A2" office:value-type="string">
            <text:p text:style-name="P29">string</text:p>
          </table:table-cell>
          <table:table-cell table:style-name="Table2.E2" office:value-type="string">
            <text:p text:style-name="P29">Model</text:p>
          </table:table-cell>
        </table:table-row>
        <table:table-row>
          <table:table-cell table:style-name="Table2.A2" office:value-type="string">
            <text:p text:style-name="P29">252</text:p>
          </table:table-cell>
          <table:table-cell table:style-name="Table2.A2" office:value-type="string">
            <text:p text:style-name="P29">83</text:p>
          </table:table-cell>
          <table:table-cell table:style-name="Table2.A2" office:value-type="string">
            <text:p text:style-name="P29">21</text:p>
          </table:table-cell>
          <table:table-cell table:style-name="Table2.A2" office:value-type="string">
            <text:p text:style-name="P29">string</text:p>
          </table:table-cell>
          <table:table-cell table:style-name="Table2.E2" office:value-type="string">
            <text:p text:style-name="P29">Hardware version</text:p>
          </table:table-cell>
        </table:table-row>
        <table:table-row>
          <table:table-cell table:style-name="Table2.A2" office:value-type="string">
            <text:p text:style-name="P29">252</text:p>
          </table:table-cell>
          <table:table-cell table:style-name="Table2.A2" office:value-type="string">
            <text:p text:style-name="P29">104</text:p>
          </table:table-cell>
          <table:table-cell table:style-name="Table2.A2" office:value-type="string">
            <text:p text:style-name="P29">21</text:p>
          </table:table-cell>
          <table:table-cell table:style-name="Table2.A2" office:value-type="string">
            <text:p text:style-name="P29">string</text:p>
          </table:table-cell>
          <table:table-cell table:style-name="Table2.E2" office:value-type="string">
            <text:p text:style-name="P29">Software version</text:p>
          </table:table-cell>
        </table:table-row>
      </table:table>
      <text:p text:style-name="P28">The value at the <text:span text:style-name="T69">v</text:span>ersion variable shall be the same as the value of the attribute `fixed'.</text:p>
      <text:p text:style-name="P28">The &lt;acdi&gt; <text:span text:style-name="T4">element</text:span>, if specified without the attribute `var', <text:span text:style-name="T45">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30">Space</text:p>
          </table:table-cell>
          <table:table-cell table:style-name="Table3.A1" office:value-type="string">
            <text:p text:style-name="P38">Address</text:p>
          </table:table-cell>
          <table:table-cell table:style-name="Table3.A1" office:value-type="string">
            <text:p text:style-name="P30">Size (bytes)</text:p>
          </table:table-cell>
          <table:table-cell table:style-name="Table3.A1" office:value-type="string">
            <text:p text:style-name="P30">Type</text:p>
          </table:table-cell>
          <table:table-cell table:style-name="Table3.E1" office:value-type="string">
            <text:p text:style-name="P30">Description</text:p>
          </table:table-cell>
        </table:table-row>
        <table:table-row>
          <table:table-cell table:style-name="Table3.A2" office:value-type="string">
            <text:p text:style-name="P29">251</text:p>
          </table:table-cell>
          <table:table-cell table:style-name="Table3.A2" office:value-type="string">
            <text:p text:style-name="P29">0</text:p>
          </table:table-cell>
          <table:table-cell table:style-name="Table3.A2" office:value-type="string">
            <text:p text:style-name="P29">1</text:p>
          </table:table-cell>
          <table:table-cell table:style-name="Table3.A2" office:value-type="string">
            <text:p text:style-name="P29">int</text:p>
          </table:table-cell>
          <table:table-cell table:style-name="Table3.E2" office:value-type="string">
            <text:p text:style-name="P29">Version</text:p>
          </table:table-cell>
        </table:table-row>
        <table:table-row>
          <table:table-cell table:style-name="Table3.A2" office:value-type="string">
            <text:p text:style-name="P29">251</text:p>
          </table:table-cell>
          <table:table-cell table:style-name="Table3.A2" office:value-type="string">
            <text:p text:style-name="P29">1</text:p>
          </table:table-cell>
          <table:table-cell table:style-name="Table3.A2" office:value-type="string">
            <text:p text:style-name="P29">63</text:p>
          </table:table-cell>
          <table:table-cell table:style-name="Table3.A2" office:value-type="string">
            <text:p text:style-name="P29">string</text:p>
          </table:table-cell>
          <table:table-cell table:style-name="Table3.E2" office:value-type="string">
            <text:p text:style-name="P29">User-supplied name</text:p>
          </table:table-cell>
        </table:table-row>
        <table:table-row>
          <table:table-cell table:style-name="Table3.A2" office:value-type="string">
            <text:p text:style-name="P29">251</text:p>
          </table:table-cell>
          <table:table-cell table:style-name="Table3.A2" office:value-type="string">
            <text:p text:style-name="P29">64</text:p>
          </table:table-cell>
          <table:table-cell table:style-name="Table3.A2" office:value-type="string">
            <text:p text:style-name="P29">64</text:p>
          </table:table-cell>
          <table:table-cell table:style-name="Table3.A2" office:value-type="string">
            <text:p text:style-name="P29">string</text:p>
          </table:table-cell>
          <table:table-cell table:style-name="Table3.E2" office:value-type="string">
            <text:p text:style-name="P29">User-supplied description</text:p>
          </table:table-cell>
        </table:table-row>
      </table:table>
      <text:p text:style-name="P31">The value at the <text:span text:style-name="T69">v</text:span>ersion variable shall be the same as the value of the attribute `var'.</text:p>
      <text:p text:style-name="P31">The &lt;acdi&gt; <text:span text:style-name="T4">element</text:span> shall be specified if and only if the Protocol Support Reply message carries the `ACDI' bit set. See the OpenLCB Message Network Standard for the Protocol Support Reply message.</text:p>
      <text:p text:style-name="P31">If the &lt;acdi&gt; <text:span text:style-name="T4">element</text:span> is specified, and the <text:span text:style-name="T69">n</text:span>ode also supports the OpenLCB Simple Node Information Protocol (SNIP), then the information provided by the SNIP Reply <text:span text:style-name="T20">shall match the respective </text:span>values provided in the ACDI space.</text:p>
      <text:p text:style-name="P39">A node may, but is not required to, express the same configuration options as specific segment<text:span text:style-name="T24">s and </text:span><text:span text:style-name="T69">d</text:span><text:span text:style-name="T24">ata </text:span><text:span text:style-name="T69">e</text:span><text:span text:style-name="T24">lements therein.</text:span></text:p>
      <text:h text:style-name="Heading_20_3" text:outline-level="3"><text:bookmark-start text:name="__RefHeading___Toc1609_765285946"/><text:soft-page-break/>&lt;segment&gt; Element<text:bookmark-end text:name="__RefHeading___Toc1609_765285946"/></text:h>
      <text:p text:style-name="Standard">A &lt;segment&gt; element defines the value of <text:span text:style-name="T69">the memory s</text:span>pace <text:span text:style-name="T21">in the attribute `space', </text:span>which shall apply to all <text:span text:style-name="T69">d</text:span><text:span text:style-name="T21">ata </text:span><text:span text:style-name="T69">e</text:span><text:span text:style-name="T21">lements within, and the value of `origin', which shall be considered as the </text:span><text:span text:style-name="T69">a</text:span><text:span text:style-name="T21">ddress of a </text:span><text:span text:style-name="T69">d</text:span><text:span text:style-name="T21">ata </text:span><text:span text:style-name="T69">e</text:span><text:span text:style-name="T21">lement of size 0 (zero) at the beginning of the &lt;segment&gt;</text:span><text:span text:style-name="T21"><text:note text:id="ftn3" text:note-class="footnote"><text:note-citation>3</text:note-citation><text:note-body><text:p text:style-name="P53">This is required to make “previous <text:span text:style-name="T55">e</text:span>lement” a<text:span text:style-name="T34">n unambiguous</text:span> reference for the first <text:span text:style-name="T55">e</text:span>lement in the contained sequence.</text:p></text:note-body></text:note></text:span><text:span text:style-name="T21">.</text:span></text:p>
      <text:p text:style-name="P33">A <text:span text:style-name="T69">c</text:span>onfiguration <text:span text:style-name="T69">t</text:span>ool may, but i<text:span text:style-name="T32">s</text:span> not required to, perform visual separation of the contents of different segments by appropriate UI elements, such as tabs, <text:span text:style-name="T32">boxes</text:span> or horizontal bars.</text:p>
      <text:p text:style-name="P34">A &lt;segment&gt; element shall contain an optional user-readable name and <text:span text:style-name="T51">optional </text:span>description tags, and a sequence of zero or more <text:span text:style-name="T69">d</text:span>ata <text:span text:style-name="T69">e</text:span>lements. <text:span text:style-name="T67">The user-readable name and description are intended as hints for optional UI display by configuration tools.</text:span></text:p>
      <text:h text:style-name="Heading_20_3" text:outline-level="3"><text:bookmark-start text:name="__RefHeading___Toc1611_765285946"/>Data Elements<text:bookmark-end text:name="__RefHeading___Toc1611_765285946"/></text:h>
      <text:p text:style-name="P32">The following <text:span text:style-name="T4">element</text:span>s are considered <text:span text:style-name="T69">d</text:span>ata <text:span text:style-name="T69">e</text:span>lements: &lt;group&gt;, &lt;int&gt;, &lt;string&gt;, &lt;eventid&gt;, &lt;<text:span text:style-name="T58">float&gt;</text:span>.</text:p>
      <text:p text:style-name="P52"><text:span text:style-name="T52">The value of the address within the segment is accumulated during a depth-first traversal of the contents of the segment definition element.  </text:span><text:span text:style-name="T54">The a</text:span><text:span text:style-name="T53">ddress is initialized with the value of the attribute `origin' on the &lt;segment&gt; element. <text:s/></text:span><text:span text:style-name="T52">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4">For each <text:span text:style-name="T69">d</text:span>ata <text:span text:style-name="T69">e</text:span>lement the following values are defined:</text:p>
      <text:list text:style-name="L6">
        <text:list-item>
          <text:p text:style-name="P74">Space, <text:span text:style-name="T46">which is defined by the enclosing &lt;segment&gt; element.</text:span></text:p>
        </text:list-item>
        <text:list-item>
          <text:p text:style-name="P74">Address, <text:span text:style-name="T46">which is defined as the </text:span><text:span text:style-name="T69">e</text:span><text:span text:style-name="T46">nd </text:span><text:span text:style-name="T69">a</text:span><text:span text:style-name="T46">ddress of the previous </text:span><text:span text:style-name="T69">d</text:span><text:span text:style-name="T46">ata </text:span><text:span text:style-name="T69">e</text:span><text:span text:style-name="T46">lement plus the value of the attribute `offset' on the </text:span><text:span text:style-name="T69">d</text:span><text:span text:style-name="T46">ata </text:span><text:span text:style-name="T69">e</text:span><text:span text:style-name="T46">lement.</text:span></text:p>
        </text:list-item>
        <text:list-item>
          <text:p text:style-name="P74">Size <text:span text:style-name="T23">(in bytes)</text:span></text:p>
        </text:list-item>
        <text:list-item>
          <text:p text:style-name="P74">End <text:span text:style-name="T69">a</text:span>ddress, which <text:span text:style-name="T46">is defined as</text:span> <text:span text:style-name="T69">a</text:span>ddress + <text:span text:style-name="T69">s</text:span>ize, <text:span text:style-name="T47">unless otherwise specified.</text:span></text:p>
        </text:list-item>
      </text:list>
      <text:p text:style-name="P24">The <text:span text:style-name="T67">data </text:span>element’s &lt;name&gt; <text:span text:style-name="T66">and </text:span>&lt;description&gt; <text:span text:style-name="T66">elements </text:span>and <text:span text:style-name="T66">the &lt;group&gt; element’s</text:span> &lt;repname&gt; <text:span text:style-name="T63">element</text:span> are intended as hints for optional <text:span text:style-name="T62">UI </text:span>display by configuration tools. <text:s/></text:p>
      <text:h text:style-name="Heading_20_4" text:outline-level="4"><text:bookmark-start text:name="__RefHeading___Toc1613_765285946"/>&lt;group&gt; Element<text:bookmark-end text:name="__RefHeading___Toc1613_765285946"/></text:h>
      <text:p text:style-name="P35">The &lt;group&gt; <text:span text:style-name="T4">element</text:span> allows logical grouping of <text:span text:style-name="T69">v</text:span><text:span text:style-name="T33">ariables</text:span>, providing common documentation for them, and making multiple copies of the contained <text:span text:style-name="T69">v</text:span>ariables. <text:span text:style-name="T22">CDI implementors may, but are not required to, use this feature to express configuration of repeated hardware or software components (such as multiple input ports, output ports etc).</text:span></text:p>
      <text:p text:style-name="P36"><text:span text:style-name="T6">A &lt;group&gt; element shall contain an optional user-readable name, </text:span><text:span text:style-name="T10">optional </text:span><text:span text:style-name="T6">description and a sequence of zero or more </text:span><text:span text:style-name="T15">d</text:span><text:span text:style-name="T6">ata </text:span><text:span text:style-name="T15">e</text:span><text:span text:style-name="T6">lements. This sequence is considered to contain a </text:span><text:span text:style-name="T15">d</text:span><text:span text:style-name="T6">ata </text:span><text:span text:style-name="T15">e</text:span><text:span text:style-name="T6">lement of size 0 (zero) before the specified </text:span><text:span text:style-name="T15">d</text:span><text:span text:style-name="T6">ata </text:span><text:span text:style-name="T15">e</text:span><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span text:style-name="T69">d</text:span>ata <text:span text:style-name="T69">e</text:span>lements were repeated N times.</text:p>
      <text:p text:style-name="P18">The <text:span text:style-name="T69">e</text:span>nd <text:span text:style-name="T69">a</text:span>ddress of a &lt;group&gt; element is <text:span text:style-name="T24">defined as the </text:span><text:span text:style-name="T69">e</text:span><text:span text:style-name="T24">nd </text:span><text:span text:style-name="T69">a</text:span><text:span text:style-name="T24">ddress of the last </text:span><text:span text:style-name="T69">d</text:span><text:span text:style-name="T24">ata </text:span><text:span text:style-name="T69">e</text:span><text:span text:style-name="T24">lement in the contained sequence (after replication). The </text:span><text:span text:style-name="T69">s</text:span><text:span text:style-name="T24">ize of a &lt;group&gt; element is defined as the </text:span><text:span text:style-name="T69">e</text:span><text:span text:style-name="T24">nd </text:span><text:span text:style-name="T69">a</text:span><text:span text:style-name="T24">ddress minus the </text:span><text:span text:style-name="T69">a</text:span><text:span text:style-name="T24">ddress of the &lt;group&gt; element.</text:span></text:p>
      <text:p text:style-name="P23">Configuration Tools shall not render a <text:span text:style-name="T49">&lt;</text:span>group<text:span text:style-name="T49">&gt; element</text:span> with no child elements<text:note text:id="ftn4" text:note-class="footnote"><text:note-citation>4</text:note-citation><text:note-body><text:p text:style-name="P54">No name, <text:span text:style-name="T49">no </text:span>description and no Data Elements contained.</text:p></text:note-body></text:note> on their UI.</text:p>
      <text:h text:style-name="P66" text:outline-level="4"><text:bookmark-start text:name="__RefHeading___Toc1615_765285946"/>&lt;<text:span text:style-name="T35">int</text:span>&gt; Element<text:bookmark-end text:name="__RefHeading___Toc1615_765285946"/></text:h>
      <text:p text:style-name="P10">The &lt;int&gt; <text:span text:style-name="T41">element</text:span> defines a <text:span text:style-name="T69">v</text:span>ariable of <text:span text:style-name="T48">integer</text:span> value.</text:p>
      <text:p text:style-name="P10">The <text:span text:style-name="T69">s</text:span>ize of the &lt;int&gt; <text:span text:style-name="T41">element</text:span> is defined as the value of the `size' attribute in byte<text:span text:style-name="T36">s. </text:span><text:span text:style-name="T72">Valid values are 1, 2, 4 and 8 bytes.</text:span></text:p>
      <text:p text:style-name="P15"><text:span text:style-name="T73">The integer value shall be stored as an unsigned integer unless a &lt;min&gt; sub-element with a value less that zero is present, in which case the integer value shall be stored as a signed integer. </text:span>The integer value shall be written to the bytes pointed to in big-endian byte order. All bytes shall be written. </text:p>
      <text:p text:style-name="P15">Values <text:span text:style-name="T49">smaller than </text:span>defined by the &lt;min&gt; <text:span text:style-name="T49">or larger than defined by the </text:span>&lt;max&gt; sub-element, if present, are invalid and shall not be written. <text:span text:style-name="T73">The default value of the &lt;min&gt; sub-element is zero, and </text:span><text:span text:style-name="T44">the</text:span><text:span text:style-name="T73"> default value of the &lt;max&gt; sub-element </text:span><text:span text:style-name="T44">is the largest possible value for the given size.</text:span></text:p>
      <text:p text:style-name="P15">If the &lt;map&gt; enumeration <text:change-start text:change-id="ct105553224400896"/><text:span text:style-name="T80">sub-element </text:span><text:change-end text:change-id="ct105553224400896"/>is present, then values not present in the list of &lt;property&gt; entries of <text:span text:style-name="T37">the </text:span>enumeration are invalid and shall not be written.<text:change-start text:change-id="ct105553224371008"/></text:p>
      <text:p text:style-name="P85"><text:change-end text:change-id="ct105553224371008"/><text:change-start text:change-id="ct105553157799936"/>The optional &lt;hints&gt; sub-element provides hints to a GUI implementation on how it might best display the integer variable. <text:s/><text:change-end text:change-id="ct105553157799936"/><text:change-start text:change-id="ct105553158020848"/>No specific behavior is required by the presence of this element. <text:change-end text:change-id="ct105553158020848"/><text:change-start text:change-id="ct105553224460608"/>Available sub-elements for the &lt;hints&gt; element are &lt;slider&gt;, <text:span text:style-name="T41">&lt;radiobutton&gt; and &lt;checkbox&gt;.</text:span></text:p>
      <text:list xml:id="list2249470002" text:style-name="L11">
        <text:list-item>
          <text:p text:style-name="P86">&lt;slider&gt; hints that the GUI <text:change-end text:change-id="ct105553224460608"/><text:change-start text:change-id="ct105553224402816"/>should present the variable value as a slider between the min and max values. <text:s/>The optional <text:span text:style-name="T41">“divisions” attribute recommends a number of subdivisions for the slider.</text:span><text:change-end text:change-id="ct105553224402816"/><text:change-start text:change-id="ct105553224405216"/></text:p>
        </text:list-item>
        <text:list-item>
          <text:p text:style-name="P86">&lt;radiobutton&gt; hints that <text:span text:style-name="T41">the</text:span> GUI should present the variable value as a set of radio buttons corresponding to the <text:change-end text:change-id="ct105553224405216"/><text:change-start text:change-id="ct105553157804976"/>&lt;property&gt; elements in <text:span text:style-name="T41">the</text:span> associated &lt;map&gt; element. The &lt;map&gt; element must be present.</text:p>
        </text:list-item>
        <text:list-item>
          <text:p text:style-name="P86">&lt;checkbox&gt; hints that the GUI should present the variable value as a checkbox. The unchecked value corresponds to the first &lt;property&gt; element in the <text:change-end text:change-id="ct105553157804976"/><text:change-start text:change-id="ct105553157803056"/>associated &lt;map&gt; element. <text:s/>The checked value corresponds to the second &lt;property&gt; element in the associated &lt;map&gt; element. The &lt;map&gt; element must be pr<text:change-end text:change-id="ct105553157803056"/><text:change-start text:change-id="ct105553225216912"/>esent.<text:change-end text:change-id="ct105553225216912"/></text:p>
        </text:list-item>
      </text:list>
      <text:h text:style-name="P67" text:outline-level="4"><text:bookmark-start text:name="__RefHeading___Toc1617_765285946"/>&lt;string&gt; Element<text:bookmark-end text:name="__RefHeading___Toc1617_765285946"/></text:h>
      <text:p text:style-name="P19">The &lt;string&gt; <text:span text:style-name="T41">element</text:span> defines a variable holding a UTF-8 string that is user-readable.</text:p>
      <text:p text:style-name="P11">The <text:span text:style-name="T69">s</text:span>ize of the &lt;<text:span text:style-name="T25">string</text:span>&gt; <text:span text:style-name="T41">element</text:span> is defined as the value of the `size' attribute in byt<text:span text:style-name="T25">es.</text:span></text:p>
      <text:p text:style-name="P21"><text:soft-page-break/>The string value shall be written to the bytes pointed to, starting at the <text:span text:style-name="T69">a</text:span>ddress of the &lt;string&gt; <text:span text:style-name="T41">element, </text:span><text:span text:style-name="T42">with at least one trailing 0 (null) byte</text:span>. </text:p>
      <text:p text:style-name="P13">If the &lt;map&gt; enumeration is present, then values not present in the list of &lt;property&gt; entries of <text:span text:style-name="T37">the </text:span>enumeration are invalid and shall not be written.</text:p>
      <text:h text:style-name="P68" text:outline-level="4"><text:bookmark-start text:name="__RefHeading___Toc1619_765285946"/>&lt;eventid&gt; Element<text:bookmark-end text:name="__RefHeading___Toc1619_765285946"/></text:h>
      <text:p text:style-name="P20">The &lt;<text:span text:style-name="T26">eventid</text:span>&gt; <text:span text:style-name="T41">element</text:span> defines a variable holding a<text:span text:style-name="T26">n 8-byte value</text:span> <text:span text:style-name="T26">representing an </text:span><text:span text:style-name="T69">e</text:span><text:span text:style-name="T26">vent ID</text:span>.</text:p>
      <text:p text:style-name="P12">The <text:span text:style-name="T69">s</text:span>ize of the &lt;<text:span text:style-name="T26">eventid</text:span>&gt; <text:span text:style-name="T41">element</text:span> is defined as <text:span text:style-name="T26">8 bytes.</text:span></text:p>
      <text:p text:style-name="P22">The <text:span text:style-name="T69">e</text:span>vent ID shall be written to the bytes pointed to in big-endian byte order (most significant byte first).</text:p>
      <text:p text:style-name="P12">If the &lt;map&gt; enumeration is present, then values not present in the list of &lt;property&gt; entries of <text:span text:style-name="T37">the </text:span>enumeration are invalid and shall not be written.</text:p>
      <text:h text:style-name="Heading_20_4" text:outline-level="4">&lt;<text:span text:style-name="T58">float&gt; Element</text:span></text:h>
      <text:p text:style-name="P14">The &lt;<text:span text:style-name="T58">float</text:span>&gt; <text:span text:style-name="T41">element</text:span> defines a <text:span text:style-name="T69">v</text:span>ariable of <text:span text:style-name="T58">floating point</text:span> value.</text:p>
      <text:p text:style-name="P14">The <text:span text:style-name="T69">s</text:span>ize of the &lt;<text:span text:style-name="T58">float</text:span>&gt; <text:span text:style-name="T41">element</text:span> is defined as the value of the `size' attribute in byte<text:span text:style-name="T36">s. </text:span><text:span text:style-name="T59">Valid values are 2, 4, and 8 bytes. </text:span><text:span text:style-name="T58">T</text:span><text:span text:style-name="T43">h</text:span><text:span text:style-name="T58">e format of the bits within the element shall follow the IEEE format of the corresponding size.</text:span></text:p>
      <text:p text:style-name="P84">The <text:span text:style-name="T58">floating point</text:span> value shall be written to the bytes pointed to in big-endian byte order. All bytes shall be written. <text:change-start text:change-id="ct105553225174304"/></text:p>
      <text:p text:style-name="P84"><text:change-end text:change-id="ct105553225174304"/>Values <text:span text:style-name="T49">smaller than </text:span>defined by the &lt;min&gt; <text:span text:style-name="T49">or larger than defined by the </text:span>&lt;max&gt; sub-element, if present, are invalid and shall not be written. <text:change-start text:change-id="ct105553157805216"/><text:span text:style-name="T73">The default value of the &lt;min&gt; sub-element is zero, and </text:span><text:span text:style-name="T44">the</text:span><text:span text:style-name="T73"> default value of the &lt;max&gt; sub-element </text:span><text:span text:style-name="T44">is the largest possible value for the given size.</text:span></text:p>
      <text:p text:style-name="P84"><text:change-end text:change-id="ct105553157805216"/>If the &lt;map&gt; enumeration is present, then values not present in the list of &lt;property&gt; entries of <text:span text:style-name="T37">the </text:span>enumeration are invalid and shall not be written.</text:p>
      <text:p text:style-name="P25">The optional <text:span text:style-name="T41">“floatFormat” attribute defines a preferred, but not mandatory, printf-style format for displaying the data to the user.</text:span><text:change-start text:change-id="ct105553157650736"/></text:p>
      <text:h text:style-name="Heading_20_4" text:outline-level="4">&lt;<text:span text:style-name="T74">action&gt; Element</text:span></text:h>
      <text:p text:style-name="P61">The &lt;action&gt; element defines a write-only variable that <text:span text:style-name="T78">causes the target node to perform some specific action. It may </text:span><text:span text:style-name="T4">be linked to e.g. a button in the GUI.</text:span></text:p>
      <text:p text:style-name="P16">The <text:span text:style-name="T69">s</text:span>ize of the &lt;<text:span text:style-name="T75">action</text:span>&gt; <text:span text:style-name="T41">element</text:span> is defined as the value of the `size' attribute in byte<text:span text:style-name="T36">s. </text:span><text:span text:style-name="T59">Valid values are </text:span><text:span text:style-name="T75">1, </text:span><text:span text:style-name="T59">2, 4, and 8 bytes.</text:span></text:p>
      <text:p text:style-name="P63">The optional &lt;buttonText&gt; sub-element, when present, is a hint to the rendering code about what should appear in the user interface e.g, as the text on the button that triggers the action<text:span text:style-name="T4">’s write operation. Note that no specific behavior is required.</text:span></text:p>
      <text:p text:style-name="P63"><text:soft-page-break/><text:span text:style-name="T4">The optional &lt;dialogText&gt; sub-element, when non-blank, suggests to the GUI that it would be good to provide an additional warning to the user before triggering the action’s write operation. <text:s/>This could be done by e.g. presenting an OK/Confirm dialog with the dialogText value. </text:span><text:span text:style-name="T18">A blank or not-present value for the element is a hint that no additional warning is requested. </text:span><text:span text:style-name="T4">Note that no specific behavior is required.</text:span></text:p>
      <text:p text:style-name="P78">The required &lt;value&gt; sub-element is the specific <text:span text:style-name="T79">decimal </text:span>value to be written when the action is triggered.</text:p>
      <text:p text:style-name="P79">The write-only variable defined by the &lt;action&gt; element must not be written other than when the action is to be triggered.</text:p>
      <text:h text:style-name="Heading_20_4" text:outline-level="4">&lt;<text:change-end text:change-id="ct105553157650736"/><text:change-start text:change-id="ct105553157646896"/><text:span text:style-name="T74">blob&gt; Element</text:span></text:h>
      <text:p text:style-name="P61">The &lt;blob&gt; element defines a region of memory that a GUI can transfer to an external file (<text:span text:style-name="T4">“read”), transfer from an external file (“write”) or both (“readwrite”).</text:span></text:p>
      <text:p text:style-name="P62"><text:span text:style-name="T4">The required size and optional offset attributes define a </text:span><text:span text:style-name="T16">ten</text:span><text:span text:style-name="T4">-byte section of memory containing:</text:span></text:p>
      <text:list text:style-name="L7">
        <text:list-item>
          <text:p text:style-name="P75">1 byte operation flag;</text:p>
        </text:list-item>
        <text:list-item>
          <text:p text:style-name="P75">5 bytes of <text:span text:style-name="T76">a </text:span>memory space <text:span text:style-name="T76">followed by a four-byte</text:span> address of the memory blob;</text:p>
        </text:list-item>
        <text:list-item>
          <text:p text:style-name="P75">4 bytes of length of the memory blob.</text:p>
        </text:list-item>
      </text:list>
      <text:p text:style-name="P26">To read the blob data:</text:p>
      <text:list text:style-name="L8">
        <text:list-item>
          <text:p text:style-name="P76">Write a value of 1 to the operation flag location.</text:p>
        </text:list-item>
        <text:list-item>
          <text:p text:style-name="P80"><text:span text:style-name="T4">Read the memory space and address of the memory blob.</text:span></text:p>
        </text:list-item>
        <text:list-item>
          <text:p text:style-name="P76">Read the length <text:span text:style-name="T77">of the memory blob.</text:span></text:p>
        </text:list-item>
        <text:list-item>
          <text:p text:style-name="P76">Use the Memory Configuration Protocol to read the data.</text:p>
        </text:list-item>
      </text:list>
      <text:p text:style-name="P26">To write the blob data:</text:p>
      <text:list text:style-name="L9">
        <text:list-item>
          <text:p text:style-name="P77">Write a value of 1 to the operation flag location.</text:p>
        </text:list-item>
        <text:list-item>
          <text:p text:style-name="P77">Read the memory space and address of the memory blob.</text:p>
        </text:list-item>
        <text:list-item>
          <text:p text:style-name="P81"><text:span text:style-name="T17">Write</text:span><text:span text:style-name="T4"> the length </text:span><text:span text:style-name="T19">of the data to be written. <text:s/>The node being configured will positively acknowledge this write if the data can be accepted, and negatively acknowledge it if the data can’t be accepted.</text:span></text:p>
        </text:list-item>
        <text:list-item>
          <text:p text:style-name="P81"><text:span text:style-name="T4">Use the Memory Configuration protocol to write the data</text:span><text:change-end text:change-id="ct105553157646896"/><text:change-start text:change-id="ct105553157647616"/><text:span text:style-name="T4">.</text:span><text:change-end text:change-id="ct105553157647616"/></text:p>
        </text:list-item>
      </text:list>
      <text:h text:style-name="Heading_20_1" text:outline-level="1"><text:bookmark-start text:name="__RefHeading___Toc1621_765285946"/>Future Extension <text:span text:style-name="T38">(Normative)</text:span><text:bookmark-end text:name="__RefHeading___Toc1621_765285946"/></text:h>
      <text:p text:style-name="P49">Configuration <text:span text:style-name="T69">t</text:span>ools implementing a future version of this Standard must be able to process CDI content defined according to an<text:span text:style-name="T27">y</text:span> earlier version of the Standard, <text:span text:style-name="T27">including this version</text:span>.</text:p>
      <text:p text:style-name="P50"><text:soft-page-break/>Configuration <text:span text:style-name="T69">t</text:span>ools implementing major version 1 of this Standard may assume the following about future minor versions of this Standard:</text:p>
      <text:list text:style-name="L10">
        <text:list-item>
          <text:p text:style-name="P82">No existing tags will change the interpretation or default value of the <text:span text:style-name="T38">`offset' and `size'</text:span> attribute, <text:span text:style-name="T38">and accordingly the </text:span><text:span text:style-name="T69">a</text:span><text:span text:style-name="T38">ddress and </text:span><text:span text:style-name="T69">s</text:span><text:span text:style-name="T38">ize value, the data type and encoding of the value in the memory space. The &lt;group&gt; tag will not change the interpretation of the `offset' attribute and `replication' attribute.</text:span></text:p>
        </text:list-item>
        <text:list-item>
          <text:p text:style-name="P82">All unknown tags that occur within the <text:span text:style-name="T4">element</text:span> &lt;segment&gt; or &lt;group&gt; and have an attribute `size' shall be considered to be <text:span text:style-name="T69">d</text:span>ata <text:span text:style-name="T69">e</text:span>lements with <text:span text:style-name="T69">a</text:span>ddress <text:span text:style-name="T6">defined as the </text:span><text:span text:style-name="T15">e</text:span><text:span text:style-name="T6">nd </text:span><text:span text:style-name="T15">e</text:span><text:span text:style-name="T6">ddress of the previous </text:span><text:span text:style-name="T15">d</text:span><text:span text:style-name="T6">ata </text:span><text:span text:style-name="T15">e</text:span><text:span text:style-name="T6">lement plus the value of the `offset' attribute, </text:span><text:span text:style-name="T4">and </text:span><text:span text:style-name="T15">s</text:span><text:span text:style-name="T4">ize defined as the value of the `size' attribute in bytes. The `size' attribute of all future </text:span><text:span text:style-name="T15">d</text:span><text:span text:style-name="T4">ata </text:span><text:span text:style-name="T15">e</text:span><text:span text:style-name="T4">lements shall be required.</text:span></text:p>
        </text:list-item>
      </text:list>
      <text:p text:style-name="P17">No assumptions may be made about major version 2 and up of this Standard.</text:p>
      <text:list text:style-name="Numbering_20_2">
        <text:list-item>
          <text:h text:style-name="P65" text:outline-level="1"><text:bookmark-start text:name="__RefHeading___Toc1623_765285946"/>Appendix: Schema<text:bookmark-end text:name="__RefHeading___Toc1623_765285946"/></text:h>
        </text:list-item>
      </text:list>
      <text:p text:style-name="P42">&lt;?xml version="1.0" encoding="utf-8"?&gt;</text:p>
      <text:p text:style-name="P42">&lt;?xml-stylesheet href="schema2xhtml.xsl" type="text/xsl"?&gt;</text:p>
      <text:p text:style-name="P42">&lt;!-- XML Schema for OpenLCB Configuration Description Information (CDI) <text:s text:c="4"/>--&gt;</text:p>
      <text:p text:style-name="P42">&lt;xs:schema version="CDI 1.<text:span text:style-name="T64">3</text:span>" xmlns:xs="http://www.w3.org/2001/XMLSchema" xmlns:xsi="http://www.w3.org/2001/XMLSchema-instance"&gt;</text:p>
      <text:p text:style-name="P42"><text:s text:c="2"/></text:p>
      <text:p text:style-name="P42"><text:s text:c="2"/>&lt;xs:complexType name="mapType"&gt;</text:p>
      <text:p text:style-name="P42"><text:s text:c="4"/>&lt;xs:annotation&gt;</text:p>
      <text:p text:style-name="P42"><text:s text:c="6"/>&lt;xs:documentation&gt;</text:p>
      <text:p text:style-name="P42"><text:s text:c="8"/>A map relates one or more property elements (keys) </text:p>
      <text:p text:style-name="P42"><text:s text:c="8"/>to specific values.</text:p>
      <text:p text:style-name="P42"><text:s text:c="6"/>&lt;/xs:documentation&gt;</text:p>
      <text:p text:style-name="P42"><text:s text:c="4"/>&lt;/xs:annotation&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relation" minOccurs="0" maxOccurs="unbounded"&gt;</text:p>
      <text:p text:style-name="P42"><text:s text:c="8"/>&lt;xs:complexType&gt;</text:p>
      <text:p text:style-name="P42"><text:s text:c="10"/>&lt;xs:sequence&gt;</text:p>
      <text:p text:style-name="P42"><text:s text:c="12"/>&lt;xs:element name="property" minOccurs="1" maxOccurs="1" /&gt;</text:p>
      <text:p text:style-name="P42"><text:s text:c="12"/>&lt;xs:element name="value" minOccurs="1" maxOccurs="1" /&gt;</text:p>
      <text:p text:style-name="P42"><text:s text:c="10"/>&lt;/xs:sequence&gt;</text:p>
      <text:p text:style-name="P42"><text:s text:c="8"/>&lt;/xs:complexType&gt;</text:p>
      <text:p text:style-name="P42"><text:s text:c="6"/>&lt;/xs:element&gt;</text:p>
      <text:p text:style-name="P42"><text:s text:c="4"/>&lt;/xs:sequence&gt;</text:p>
      <text:p text:style-name="P42"><text:s text:c="2"/>&lt;/xs:complexType&gt;</text:p>
      <text:p text:style-name="P42"><text:s text:c="2"/></text:p>
      <text:p text:style-name="P42"><text:s text:c="2"/>&lt;xs:complexType name="groupType"&gt;</text:p>
      <text:p text:style-name="P42"><text:s text:c="4"/>&lt;xs:sequence&gt;</text:p>
      <text:p text:style-name="P42"><text:s text:c="6"/>&lt;xs:element name="name" minOccurs="0" maxOccurs="1" /&gt;</text:p>
      <text:p text:style-name="P42"><text:s text:c="6"/>&lt;xs:element name="description" minOccurs="0" maxOccurs="1" /&gt;</text:p>
      <text:p text:style-name="P45"><text:s text:c="6"/>&lt;xs:element name="repname" minOccurs="0" maxOccurs="unbounded" /&gt;</text:p>
      <text:p text:style-name="P42"><text:s text:c="6"/>&lt;xs:choice minOccurs="0" maxOccurs="unbounded"&gt;</text:p>
      <text:p text:style-name="P42"><text:s text:c="8"/>&lt;xs:annotation&gt;</text:p>
      <text:p text:style-name="P42"><text:s text:c="10"/>&lt;xs:documentation&gt;</text:p>
      <text:p text:style-name="P42"><text:s text:c="12"/>Allows any sequence of the contained element types</text:p>
      <text:p text:style-name="P42"><text:s text:c="10"/>&lt;/xs:documentation&gt;</text:p>
      <text:p text:style-name="P42"><text:s text:c="8"/>&lt;/xs:annotation&gt;</text:p>
      <text:p text:style-name="P42"><text:s text:c="8"/>&lt;xs:element name="group" type="groupType" minOccurs="0" maxOccurs="1" /&gt;</text:p>
      <text:p text:style-name="P42"><text:s text:c="8"/>&lt;xs:element name="string" type="stringType" minOccurs="0" maxOccurs="1" /&gt;</text:p>
      <text:p text:style-name="P42"><text:s text:c="8"/>&lt;xs:element name="int" type="intType" minOccurs="0" maxOccurs="1" /&gt;</text:p>
      <text:p text:style-name="P42"><text:s text:c="8"/>&lt;xs:element name="eventid" type="eventidType" minOccurs="0" maxOccurs="1" /&gt;</text:p>
      <text:p text:style-name="P44"><text:s text:c="8"/>&lt;xs:element name="<text:span text:style-name="T65">float</text:span>" type="<text:span text:style-name="T61">float</text:span>Type" minOccurs="0" maxOccurs="1" /&gt;</text:p>
      <text:p text:style-name="P42"><text:s text:c="6"/>&lt;/xs:choice&gt;</text:p>
      <text:p text:style-name="P42"><text:s text:c="4"/>&lt;/xs:sequence&gt;</text:p>
      <text:p text:style-name="P42"><text:s text:c="4"/>&lt;xs:attribute name="offset" type="xs:int" default="0"&gt;</text:p>
      <text:p text:style-name="P42"><text:s text:c="6"/>&lt;xs:annotation&gt;</text:p>
      <text:p text:style-name="P42"><text:s text:c="8"/>&lt;xs:documentation&gt;</text:p>
      <text:p text:style-name="P42"><text:s text:c="10"/>Positive or negative offset between the address of </text:p>
      <text:p text:style-name="P42"><text:s text:c="10"/>the end of previous element and the start of </text:p>
      <text:p text:style-name="P42"><text:s text:c="10"/>this group's contents.</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 text:c="4"/>&lt;xs:attribute name="replication" type="xs:int" default="1" /&gt;</text:p>
      <text:p text:style-name="P42"><text:s text:c="2"/>&lt;/xs:complexType&gt;</text:p>
      <text:p text:style-name="P42"><text:s text:c="2"/></text:p>
      <text:p text:style-name="P42"><text:s text:c="2"/>&lt;xs:complexType name="eventidType"&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map" type="mapType" minOccurs="0" maxOccurs="1" /&gt;</text:p>
      <text:p text:style-name="P42"><text:s text:c="4"/>&lt;/xs:sequence&gt;</text:p>
      <text:p text:style-name="P42"><text:s text:c="4"/>&lt;xs:attribute name="offset" type="xs:int" default="0"&gt;</text:p>
      <text:p text:style-name="P42"><text:s text:c="6"/>&lt;xs:annotation&gt;</text:p>
      <text:p text:style-name="P42"><text:soft-page-break/><text:s text:c="8"/>&lt;xs:documentation&gt;</text:p>
      <text:p text:style-name="P42"><text:s text:c="10"/>Positive or negative offset between the address of </text:p>
      <text:p text:style-name="P42"><text:s text:c="10"/>the end of previous element and the start of </text:p>
      <text:p text:style-name="P42"><text:s text:c="10"/>this elements's contents.</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 text:c="2"/>&lt;/xs:complexType&gt;</text:p>
      <text:p text:style-name="P42"><text:s text:c="2"/></text:p>
      <text:p text:style-name="P42"><text:s text:c="2"/>&lt;xs:complexType name="intType"&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min" minOccurs="0" maxOccurs="1" /&gt;</text:p>
      <text:p text:style-name="P42"><text:s text:c="6"/>&lt;xs:element name="max" minOccurs="0" maxOccurs="1" /&gt;</text:p>
      <text:p text:style-name="P42"><text:s text:c="6"/>&lt;xs:element name="default" minOccurs="0" maxOccurs="1" /&gt;</text:p>
      <text:p text:style-name="P42"><text:s text:c="6"/>&lt;xs:element name="map" type="mapType" minOccurs="0" maxOccurs="1"&gt;</text:p>
      <text:p text:style-name="P42"><text:s text:c="8"/>&lt;xs:annotation&gt;</text:p>
      <text:p text:style-name="P42"><text:s text:c="10"/>&lt;xs:documentation&gt;</text:p>
      <text:p text:style-name="P42"><text:s text:c="12"/>The 'value' of each entry is displayed, and </text:p>
      <text:p text:style-name="P42"><text:s text:c="12"/>the 'property' content (number) is sent </text:p>
      <text:p text:style-name="P42"><text:s text:c="12"/>to/from the node</text:p>
      <text:p text:style-name="P42"><text:s text:c="10"/>&lt;/xs:documentation&gt;</text:p>
      <text:p text:style-name="P42"><text:s text:c="8"/>&lt;/xs:annotation&gt;</text:p>
      <text:p text:style-name="P42"><text:s text:c="6"/>&lt;/xs:element&gt;</text:p>
      <text:p text:style-name="P42"><text:s text:c="4"/>&lt;/xs:sequence&gt;</text:p>
      <text:p text:style-name="P42"><text:s text:c="4"/>&lt;xs:attribute name="size" default="1"&gt;</text:p>
      <text:p text:style-name="P42"><text:s text:c="6"/>&lt;xs:annotation&gt;</text:p>
      <text:p text:style-name="P42"><text:s text:c="8"/>&lt;xs:documentation&gt;</text:p>
      <text:p text:style-name="P42"><text:s text:c="10"/>Storage size of this variable in bytes.</text:p>
      <text:p text:style-name="P42"><text:s text:c="8"/>&lt;/xs:documentation&gt;</text:p>
      <text:p text:style-name="P42"><text:s text:c="6"/>&lt;/xs:annotation&gt;</text:p>
      <text:p text:style-name="P42"><text:s text:c="6"/>&lt;xs:simpleType&gt;</text:p>
      <text:p text:style-name="P42"><text:s text:c="8"/>&lt;xs:restriction base="xs:token"&gt;</text:p>
      <text:p text:style-name="P42"><text:s text:c="10"/>&lt;xs:enumeration value="1"/&gt;</text:p>
      <text:p text:style-name="P42"><text:s text:c="10"/>&lt;xs:enumeration value="2"/&gt;</text:p>
      <text:p text:style-name="P42"><text:s text:c="10"/>&lt;xs:enumeration value="4"/&gt;</text:p>
      <text:p text:style-name="P42"><text:s text:c="10"/>&lt;xs:enumeration value="8"/&gt;</text:p>
      <text:p text:style-name="P42"><text:s text:c="10"/>&lt;/xs:restriction&gt;</text:p>
      <text:p text:style-name="P42"><text:s text:c="6"/>&lt;/xs:simpleType&gt;</text:p>
      <text:p text:style-name="P42"><text:s text:c="4"/>&lt;/xs:attribute&gt;</text:p>
      <text:p text:style-name="P42"><text:s text:c="4"/>&lt;xs:attribute name="offset" type="xs:int" default="0"&gt;</text:p>
      <text:p text:style-name="P42"><text:s text:c="6"/>&lt;xs:annotation&gt;</text:p>
      <text:p text:style-name="P42"><text:s text:c="8"/>&lt;xs:documentation&gt;</text:p>
      <text:p text:style-name="P42"><text:s text:c="10"/>Positive or negative offset between the </text:p>
      <text:p text:style-name="P42"><text:s text:c="10"/>address of the end of previous element and the </text:p>
      <text:p text:style-name="P42"><text:s text:c="10"/>start of this elements's contents. </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 text:c="2"/>&lt;/xs:complexType&gt;</text:p>
      <text:p text:style-name="P42"><text:s text:c="2"/></text:p>
      <text:p text:style-name="P43"><text:s text:c="2"/>&lt;xs:simpleType name="floatFormat"&gt;</text:p>
      <text:p text:style-name="P43"><text:tab/>&lt;xs:restriction base="xs:string"&gt;</text:p>
      <text:p text:style-name="P43"><text:tab/> <text:s/>&lt;!-- This is a somewhat limiting regex, as it does not allow all possible --&gt;</text:p>
      <text:p text:style-name="P43"><text:tab/> <text:s/>&lt;!-- printf formats. It will allow the most common formats that have <text:s text:c="3"/>--&gt;</text:p>
      <text:p text:style-name="P43"><text:tab/> <text:s/>&lt;!-- <text:span text:style-name="T60">been </text:span>seen and used before, however --&gt;</text:p>
      <text:p text:style-name="P43"><text:tab/> <text:s/>&lt;xs:pattern value="%[0-9]<text:span text:style-name="T71">*</text:span>(\.([0-9]*))?f"/&gt;</text:p>
      <text:p text:style-name="P43"><text:tab/>&lt;/xs:restriction&gt;</text:p>
      <text:p text:style-name="P43"><text:s text:c="2"/>&lt;/xs:simpleType&gt;</text:p>
      <text:p text:style-name="P43"><text:s text:c="2"/></text:p>
      <text:p text:style-name="P43"><text:s text:c="2"/>&lt;xs:complexType name="floatType"&gt;</text:p>
      <text:p text:style-name="P43"><text:tab/> &lt;xs:sequence&gt;</text:p>
      <text:p text:style-name="P43"><text:s text:c="6"/>&lt;xs:element name="name" minOccurs="0" maxOccurs="1" /&gt;</text:p>
      <text:p text:style-name="P43"><text:s text:c="6"/>&lt;xs:element name="description" minOccurs="0" maxOccurs="1" /&gt;</text:p>
      <text:p text:style-name="P43"><text:s text:c="6"/>&lt;xs:element name="min" minOccurs="0" maxOccurs="1" /&gt;</text:p>
      <text:p text:style-name="P43"><text:s text:c="6"/>&lt;xs:element name="max" minOccurs="0" maxOccurs="1" /&gt;</text:p>
      <text:p text:style-name="P43"><text:soft-page-break/><text:s text:c="6"/>&lt;xs:element name="default" minOccurs="0" maxOccurs="1" /&gt;</text:p>
      <text:p text:style-name="P43"><text:s text:c="6"/>&lt;xs:element name="map" type="mapType" minOccurs="0" maxOccurs="1"&gt;</text:p>
      <text:p text:style-name="P43"><text:s text:c="8"/>&lt;xs:annotation&gt;</text:p>
      <text:p text:style-name="P43"><text:s text:c="10"/>&lt;xs:documentation&gt;</text:p>
      <text:p text:style-name="P43"><text:s text:c="12"/>The 'value' of each entry is displayed, and </text:p>
      <text:p text:style-name="P43"><text:s text:c="12"/>the 'property' content (number) is sent </text:p>
      <text:p text:style-name="P43"><text:s text:c="12"/>to/from the node</text:p>
      <text:p text:style-name="P43"><text:s text:c="10"/>&lt;/xs:documentation&gt;</text:p>
      <text:p text:style-name="P43"><text:s text:c="8"/>&lt;/xs:annotation&gt;</text:p>
      <text:p text:style-name="P43"><text:s text:c="6"/>&lt;/xs:element&gt;</text:p>
      <text:p text:style-name="P43"><text:s text:c="4"/>&lt;/xs:sequence&gt;</text:p>
      <text:p text:style-name="P43"><text:s text:c="4"/>&lt;xs:attribute name="size" use="required"&gt;</text:p>
      <text:p text:style-name="P43"><text:s text:c="6"/>&lt;xs:annotation&gt;</text:p>
      <text:p text:style-name="P43"><text:s text:c="8"/>&lt;xs:documentation&gt;</text:p>
      <text:p text:style-name="P43"><text:s text:c="10"/>Storage size of this variable in bytes.</text:p>
      <text:p text:style-name="P43"><text:s text:c="8"/>&lt;/xs:documentation&gt;</text:p>
      <text:p text:style-name="P43"><text:s text:c="6"/>&lt;/xs:annotation&gt;</text:p>
      <text:p text:style-name="P43"><text:s text:c="4"/>&lt;xs:simpleType&gt;</text:p>
      <text:p text:style-name="P43"><text:s text:c="6"/>&lt;xs:restriction base="xs:token"&gt;</text:p>
      <text:p text:style-name="P43"><text:s text:c="8"/>&lt;xs:enumeration value="2"/&gt;</text:p>
      <text:p text:style-name="P43"><text:s text:c="8"/>&lt;xs:enumeration value="4"/&gt;</text:p>
      <text:p text:style-name="P43"><text:s text:c="8"/>&lt;xs:enumeration value="8"/&gt;</text:p>
      <text:p text:style-name="P43"><text:s text:c="8"/>&lt;/xs:restriction&gt;</text:p>
      <text:p text:style-name="P43"><text:s text:c="4"/>&lt;/xs:simpleType&gt;</text:p>
      <text:p text:style-name="P43"><text:s text:c="4"/>&lt;/xs:attribut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text:p>
      <text:p text:style-name="P43"><text:s text:c="10"/>address of the end of previous element and the </text:p>
      <text:p text:style-name="P43"><text:s text:c="10"/>start of this elements's contents. </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tab/>&lt;xs:attribute name="formatting" type="floatFormat" &gt;</text:p>
      <text:p text:style-name="P43"><text:tab/> <text:s text:c="5"/>&lt;xs:annotation&gt;</text:p>
      <text:p text:style-name="P43"><text:s text:c="8"/>&lt;xs:documentation&gt;</text:p>
      <text:p text:style-name="P43"><text:s text:c="10"/>printf-style format string for displaying data to the use<text:span text:style-name="T66">r, like %3.1f</text:span></text:p>
      <text:p text:style-name="P43"><text:s text:c="8"/>&lt;/xs:documentation&gt;</text:p>
      <text:p text:style-name="P43"><text:s text:c="6"/>&lt;/xs:annotation&gt;</text:p>
      <text:p text:style-name="P43"><text:tab/>&lt;/xs:attribute&gt;</text:p>
      <text:p text:style-name="P43"><text:s text:c="2"/>&lt;/xs:complexType&gt;</text:p>
      <text:p text:style-name="P43"><text:s text:c="2"/></text:p>
      <text:p text:style-name="P43"><text:s text:c="2"/>&lt;xs:complexType name="stringType"&gt;</text:p>
      <text:p text:style-name="P42"><text:s text:c="4"/>&lt;xs:sequence&gt;</text:p>
      <text:p text:style-name="P42"><text:s text:c="6"/>&lt;xs:element name="name" minOccurs="0" maxOccurs="1" /&gt;</text:p>
      <text:p text:style-name="P42"><text:s text:c="6"/>&lt;xs:element name="description" minOccurs="0" maxOccurs="1" /&gt;</text:p>
      <text:p text:style-name="P42"><text:s text:c="6"/>&lt;xs:element name="map" type="mapType" minOccurs="0" maxOccurs="1" /&gt;</text:p>
      <text:p text:style-name="P42"><text:s text:c="4"/>&lt;/xs:sequence&gt;</text:p>
      <text:p text:style-name="P42"><text:s text:c="4"/>&lt;xs:attribute name="size" type="xs:int" use="required"&gt;</text:p>
      <text:p text:style-name="P42"><text:s text:c="6"/>&lt;xs:annotation&gt;</text:p>
      <text:p text:style-name="P42"><text:s text:c="8"/>&lt;xs:documentation&gt;</text:p>
      <text:p text:style-name="P42"><text:s text:c="10"/>Storage size of this variable in bytes. </text:p>
      <text:p text:style-name="P42"><text:s text:c="10"/>This includes the trailing null byte that </text:p>
      <text:p text:style-name="P42"><text:s text:c="10"/>terminates the string content.</text:p>
      <text:p text:style-name="P42"><text:s text:c="8"/>&lt;/xs:documentation&gt;</text:p>
      <text:p text:style-name="P42"><text:s text:c="6"/>&lt;/xs:annotation&gt;</text:p>
      <text:p text:style-name="P42"><text:s text:c="4"/>&lt;/xs:attribute&gt;</text:p>
      <text:p text:style-name="P42"><text:s text:c="4"/>&lt;xs:attribute name="offset" type="xs:int" default="0"&gt;</text:p>
      <text:p text:style-name="P42"><text:s text:c="6"/>&lt;xs:annotation&gt;</text:p>
      <text:p text:style-name="P42"><text:s text:c="8"/>&lt;xs:documentation&gt;</text:p>
      <text:p text:style-name="P42"><text:s text:c="10"/>Positive or negative offset between the </text:p>
      <text:p text:style-name="P42"><text:s text:c="10"/>address of the end of previous element and the </text:p>
      <text:p text:style-name="P42"><text:s text:c="10"/>start of this elements's contents. </text:p>
      <text:p text:style-name="P42"><text:s text:c="10"/>Offset of zero means that this element starts </text:p>
      <text:p text:style-name="P42"><text:s text:c="10"/>immediately after the previous one.</text:p>
      <text:p text:style-name="P42"><text:s text:c="8"/>&lt;/xs:documentation&gt;</text:p>
      <text:p text:style-name="P42"><text:s text:c="6"/>&lt;/xs:annotation&gt;</text:p>
      <text:p text:style-name="P42"><text:s text:c="4"/>&lt;/xs:attribute&gt;</text:p>
      <text:p text:style-name="P42"><text:soft-page-break/><text:s text:c="2"/>&lt;/xs:complexType&gt;</text:p>
      <text:p text:style-name="P42"><text:s text:c="2"/></text:p>
      <text:p text:style-name="P42"><text:s text:c="2"/>&lt;xs:element name="cdi"&gt;</text:p>
      <text:p text:style-name="P42"><text:s text:c="4"/>&lt;xs:annotation&gt;</text:p>
      <text:p text:style-name="P42"><text:s text:c="6"/>&lt;xs:documentation&gt;</text:p>
      <text:p text:style-name="P42"><text:s text:c="8"/>This is the schema for Configuration </text:p>
      <text:p text:style-name="P42"><text:s text:c="8"/>Description Information (cdi)</text:p>
      <text:p text:style-name="P42"><text:s text:c="6"/>&lt;/xs:documentation&gt;</text:p>
      <text:p text:style-name="P42"><text:s text:c="4"/>&lt;/xs:annotation&gt;</text:p>
      <text:p text:style-name="P42"><text:s text:c="4"/>&lt;xs:complexType&gt;</text:p>
      <text:p text:style-name="P42"><text:s text:c="6"/>&lt;xs:sequence&gt;</text:p>
      <text:p text:style-name="P42"><text:s text:c="8"/>&lt;xs:element name="identification" minOccurs="0" maxOccurs="1"&gt;</text:p>
      <text:p text:style-name="P42"><text:s text:c="10"/>&lt;xs:annotation&gt;</text:p>
      <text:p text:style-name="P42"><text:s text:c="12"/>&lt;xs:documentation&gt;</text:p>
      <text:p text:style-name="P42"><text:s text:c="14"/>Common first element to identify the decoder</text:p>
      <text:p text:style-name="P42"><text:s text:c="12"/>&lt;/xs:documentation&gt;</text:p>
      <text:p text:style-name="P42"><text:s text:c="10"/>&lt;/xs:annotation&gt;</text:p>
      <text:p text:style-name="P42"><text:s text:c="10"/>&lt;xs:complexType&gt;</text:p>
      <text:p text:style-name="P42"><text:s text:c="12"/>&lt;xs:sequence&gt;</text:p>
      <text:p text:style-name="P42"><text:s text:c="14"/>&lt;xs:element name="manufacturer" minOccurs="0" maxOccurs="1" /&gt;</text:p>
      <text:p text:style-name="P42"><text:s text:c="14"/>&lt;xs:element name="model" minOccurs="0" maxOccurs="1" /&gt;</text:p>
      <text:p text:style-name="P42"><text:s text:c="14"/>&lt;xs:element name="hardwareVersion" minOccurs="0" maxOccurs="1" /&gt;</text:p>
      <text:p text:style-name="P42"><text:s text:c="14"/>&lt;xs:element name="softwareVersion" minOccurs="0" maxOccurs="1" /&gt;</text:p>
      <text:p text:style-name="P42"><text:s text:c="14"/>&lt;xs:element name="map" type="mapType" minOccurs="0" maxOccurs="1"&gt;</text:p>
      <text:p text:style-name="P42"><text:s text:c="16"/>&lt;xs:annotation&gt;</text:p>
      <text:p text:style-name="P42"><text:s text:c="18"/>&lt;xs:documentation&gt;</text:p>
      <text:p text:style-name="P42"><text:s text:c="20"/>This map can be used to add arbitrary key/value </text:p>
      <text:p text:style-name="P42"><text:s text:c="20"/>descriptions of the node.</text:p>
      <text:p text:style-name="P42"><text:s text:c="18"/>&lt;/xs:documentation&gt;</text:p>
      <text:p text:style-name="P42"><text:s text:c="16"/>&lt;/xs:annotation&gt;</text:p>
      <text:p text:style-name="P42"><text:s text:c="14"/>&lt;/xs:element&gt;</text:p>
      <text:p text:style-name="P42"><text:s text:c="12"/>&lt;/xs:sequence&gt;</text:p>
      <text:p text:style-name="P42"><text:s text:c="10"/>&lt;/xs:complexType&gt;</text:p>
      <text:p text:style-name="P42"><text:s text:c="8"/>&lt;/xs:element&gt;</text:p>
      <text:p text:style-name="P42"><text:s text:c="8"/>&lt;xs:element name="acdi" minOccurs="0" maxOccurs="1"&gt;</text:p>
      <text:p text:style-name="P42"><text:s text:c="10"/>&lt;xs:annotation&gt;</text:p>
      <text:p text:style-name="P42"><text:s text:c="12"/>&lt;xs:documentation&gt;</text:p>
      <text:p text:style-name="P42"><text:s text:c="14"/>Element that identifies that memory information is available </text:p>
      <text:p text:style-name="P42"><text:s text:c="14"/>as defined by the Abbreviated Common Description Information </text:p>
      <text:p text:style-name="P42"><text:s text:c="14"/>(ACDI) standard.</text:p>
      <text:p text:style-name="P42"><text:s text:c="12"/>&lt;/xs:documentation&gt;</text:p>
      <text:p text:style-name="P42"><text:s text:c="10"/>&lt;/xs:annotation&gt;</text:p>
      <text:p text:style-name="P42"><text:s text:c="10"/>&lt;xs:complexType&gt;</text:p>
      <text:p text:style-name="P42"><text:s text:c="12"/>&lt;xs:attribute name="fixed" type="xs:int" default="4"&gt;</text:p>
      <text:p text:style-name="P42"><text:s text:c="14"/>&lt;xs:annotation&gt;</text:p>
      <text:p text:style-name="P42"><text:s text:c="16"/>&lt;xs:documentation&gt;</text:p>
      <text:p text:style-name="P42"><text:s text:c="18"/>The decimal version number of the format for the fixed </text:p>
      <text:p text:style-name="P42"><text:s text:c="18"/>information block.</text:p>
      <text:p text:style-name="P42"><text:s text:c="16"/>&lt;/xs:documentation&gt;</text:p>
      <text:p text:style-name="P42"><text:s text:c="14"/>&lt;/xs:annotation&gt;</text:p>
      <text:p text:style-name="P42"><text:s text:c="12"/>&lt;/xs:attribute&gt;</text:p>
      <text:p text:style-name="P42"><text:s text:c="12"/>&lt;xs:attribute name="var" type="xs:int" default="2"&gt;</text:p>
      <text:p text:style-name="P42"><text:s text:c="14"/>&lt;xs:annotation&gt;</text:p>
      <text:p text:style-name="P42"><text:s text:c="16"/>&lt;xs:documentation&gt;</text:p>
      <text:p text:style-name="P42"><text:s text:c="18"/>The decimal version number of the format for </text:p>
      <text:p text:style-name="P42"><text:s text:c="18"/>the variable information block.</text:p>
      <text:p text:style-name="P42"><text:s text:c="16"/>&lt;/xs:documentation&gt;</text:p>
      <text:p text:style-name="P42"><text:s text:c="14"/>&lt;/xs:annotation&gt;</text:p>
      <text:p text:style-name="P42"><text:s text:c="12"/>&lt;/xs:attribute&gt;</text:p>
      <text:p text:style-name="P42"><text:s text:c="10"/>&lt;/xs:complexType&gt;</text:p>
      <text:p text:style-name="P42"><text:s text:c="8"/>&lt;/xs:element&gt;</text:p>
      <text:p text:style-name="P42"><text:s text:c="8"/>&lt;xs:element name="segment" minOccurs="0" maxOccurs="unbounded"&gt;</text:p>
      <text:p text:style-name="P42"><text:s text:c="10"/>&lt;xs:annotation&gt;</text:p>
      <text:p text:style-name="P42"><text:s text:c="12"/>&lt;xs:documentation&gt;</text:p>
      <text:p text:style-name="P42"><text:s text:c="14"/>Define the contents of a memory space</text:p>
      <text:p text:style-name="P42"><text:s text:c="12"/>&lt;/xs:documentation&gt;</text:p>
      <text:p text:style-name="P42"><text:s text:c="10"/>&lt;/xs:annotation&gt;</text:p>
      <text:p text:style-name="P42"><text:s text:c="10"/>&lt;xs:complexType&gt;</text:p>
      <text:p text:style-name="P42"><text:s text:c="12"/>&lt;xs:sequence&gt;</text:p>
      <text:p text:style-name="P42"><text:s text:c="14"/>&lt;xs:element name="name" minOccurs="0" maxOccurs="1" /&gt;</text:p>
      <text:p text:style-name="P42"><text:s text:c="14"/>&lt;xs:element name="description" minOccurs="0" maxOccurs="1" /&gt;</text:p>
      <text:p text:style-name="P42"><text:soft-page-break/><text:s text:c="14"/>&lt;xs:choice minOccurs="0" maxOccurs="unbounded"&gt;</text:p>
      <text:p text:style-name="P42"><text:s text:c="16"/>&lt;xs:annotation&gt;</text:p>
      <text:p text:style-name="P42"><text:s text:c="18"/>&lt;xs:documentation&gt;</text:p>
      <text:p text:style-name="P42"><text:s text:c="20"/>Allows any sequence of the contained element types</text:p>
      <text:p text:style-name="P42"><text:s text:c="18"/>&lt;/xs:documentation&gt;</text:p>
      <text:p text:style-name="P42"><text:s text:c="16"/>&lt;/xs:annotation&gt;</text:p>
      <text:p text:style-name="P42"><text:s text:c="16"/>&lt;xs:element name="group" type="groupType" minOccurs="0" maxOccurs="1"&gt;</text:p>
      <text:p text:style-name="P42"><text:s text:c="18"/>&lt;xs:annotation&gt;</text:p>
      <text:p text:style-name="P42"><text:s text:c="20"/>&lt;xs:documentation&gt;</text:p>
      <text:p text:style-name="P42"><text:s text:c="22"/>Allows grouping and replication of multiple locations.</text:p>
      <text:p text:style-name="P42"><text:s text:c="20"/>&lt;/xs:documentation&gt;</text:p>
      <text:p text:style-name="P42"><text:s text:c="18"/>&lt;/xs:annotation&gt;</text:p>
      <text:p text:style-name="P42"><text:s text:c="16"/>&lt;/xs:element&gt;</text:p>
      <text:p text:style-name="P42"><text:s text:c="16"/>&lt;xs:element name="string" type="stringType" minOccurs="0" maxOccurs="1"&gt;</text:p>
      <text:p text:style-name="P42"><text:s text:c="18"/>&lt;xs:annotation&gt;</text:p>
      <text:p text:style-name="P42"><text:s text:c="20"/>&lt;xs:documentation&gt;</text:p>
      <text:p text:style-name="P42"><text:s text:c="22"/>Describes a human-readable UTF-8 string in the data.</text:p>
      <text:p text:style-name="P42"><text:s text:c="20"/>&lt;/xs:documentation&gt;</text:p>
      <text:p text:style-name="P42"><text:s text:c="18"/>&lt;/xs:annotation&gt;</text:p>
      <text:p text:style-name="P42"><text:s text:c="16"/>&lt;/xs:element&gt;</text:p>
      <text:p text:style-name="P42"><text:s text:c="16"/>&lt;xs:element name="int" type="intType" minOccurs="0" maxOccurs="1"&gt;</text:p>
      <text:p text:style-name="P42"><text:s text:c="18"/>&lt;xs:annotation&gt;</text:p>
      <text:p text:style-name="P42"><text:s text:c="20"/>&lt;xs:documentation&gt;</text:p>
      <text:p text:style-name="P42"><text:s text:c="22"/>Describes an integer value in the data. </text:p>
      <text:p text:style-name="P42"><text:s text:c="22"/>The field can be considered either a number, </text:p>
      <text:p text:style-name="P42"><text:s text:c="22"/>or a set of specific coded values via a map.</text:p>
      <text:p text:style-name="P42"><text:s text:c="20"/>&lt;/xs:documentation&gt;</text:p>
      <text:p text:style-name="P42"><text:s text:c="18"/>&lt;/xs:annotation&gt;</text:p>
      <text:p text:style-name="P42"><text:s text:c="16"/>&lt;/xs:element&gt;</text:p>
      <text:p text:style-name="P42"><text:s text:c="16"/>&lt;xs:element name="eventid" type="eventidType" minOccurs="0" maxOccurs="1"&gt;</text:p>
      <text:p text:style-name="P42"><text:s text:c="18"/>&lt;xs:annotation&gt;</text:p>
      <text:p text:style-name="P42"><text:s text:c="20"/>&lt;xs:documentation&gt;</text:p>
      <text:p text:style-name="P42"><text:s text:c="22"/>Describes an 8-byte Event ID in the data.</text:p>
      <text:p text:style-name="P42"><text:s text:c="20"/>&lt;/xs:documentation&gt;</text:p>
      <text:p text:style-name="P42"><text:s text:c="18"/>&lt;/xs:annotation&gt;</text:p>
      <text:p text:style-name="P42"><text:s text:c="16"/>&lt;/xs:element&gt;</text:p>
      <text:p text:style-name="P41"/>
      <text:p text:style-name="P42">&lt;!-- </text:p>
      <text:p text:style-name="P42"><text:s text:c="16"/>XML Schema 1.1 construct expressing extensibility promise</text:p>
      <text:p text:style-name="P42"><text:s text:c="16"/>&lt;xs:assert test="every $x in * satisfies (exists($x/@size) and $x/@size castable to xs:integer)"/&gt; </text:p>
      <text:p text:style-name="P42"><text:s text:c="16"/>&lt;xs:assert test="every $x in * satisfies (exists($x/@offset) and $x/@offset castable to xs:integer)"/&gt; </text:p>
      <text:p text:style-name="P42"><text:s text:c="16"/>&lt;xs:any minOccurs="0" maxOccurs="1" processContents="lax"&gt;</text:p>
      <text:p text:style-name="P42"><text:s text:c="18"/>&lt;xs:annotation&gt;</text:p>
      <text:p text:style-name="P42"><text:s text:c="20"/>&lt;xs:documentation&gt;</text:p>
      <text:p text:style-name="P42"><text:s text:c="22"/>Extension point for future schema</text:p>
      <text:p text:style-name="P42"><text:s text:c="20"/>&lt;/xs:documentation&gt;</text:p>
      <text:p text:style-name="P42"><text:s text:c="18"/>&lt;/xs:annotation&gt;</text:p>
      <text:p text:style-name="P42"><text:s text:c="16"/>&lt;/xs:any&gt;</text:p>
      <text:p text:style-name="P42"><text:s/>--&gt;</text:p>
      <text:p text:style-name="P42"><text:s text:c="16"/></text:p>
      <text:p text:style-name="P42"><text:s text:c="14"/>&lt;/xs:choice&gt;</text:p>
      <text:p text:style-name="P42"><text:s text:c="12"/>&lt;/xs:sequence&gt;</text:p>
      <text:p text:style-name="P42"><text:s text:c="12"/>&lt;xs:attribute name="space" type="xs:int" use="required"&gt;</text:p>
      <text:p text:style-name="P42"><text:s text:c="14"/>&lt;xs:annotation&gt;</text:p>
      <text:p text:style-name="P42"><text:s text:c="16"/>&lt;xs:documentation&gt;</text:p>
      <text:p text:style-name="P42"><text:s text:c="18"/>The decimal number of the address space where the information is found.</text:p>
      <text:p text:style-name="P42"><text:s text:c="16"/>&lt;/xs:documentation&gt;</text:p>
      <text:p text:style-name="P42"><text:s text:c="14"/>&lt;/xs:annotation&gt;</text:p>
      <text:p text:style-name="P42"><text:s text:c="12"/>&lt;/xs:attribute&gt;</text:p>
      <text:p text:style-name="P42"><text:s text:c="12"/>&lt;xs:attribute name="origin" type="xs:int" default="0"&gt;</text:p>
      <text:p text:style-name="P42"><text:s text:c="14"/>&lt;xs:annotation&gt;</text:p>
      <text:p text:style-name="P42"><text:s text:c="16"/>&lt;xs:documentation&gt;</text:p>
      <text:p text:style-name="P42"><text:s text:c="18"/>Starting address of the segment's contents </text:p>
      <text:p text:style-name="P42"><text:s text:c="18"/>within the memory space.</text:p>
      <text:p text:style-name="P42"><text:s text:c="16"/>&lt;/xs:documentation&gt;</text:p>
      <text:p text:style-name="P42"><text:s text:c="14"/>&lt;/xs:annotation&gt;</text:p>
      <text:p text:style-name="P42"><text:s text:c="12"/>&lt;/xs:attribute&gt;</text:p>
      <text:p text:style-name="P42"><text:s text:c="10"/>&lt;/xs:complexType&gt;</text:p>
      <text:p text:style-name="P42"><text:s text:c="8"/>&lt;/xs:element&gt;</text:p>
      <text:p text:style-name="P42"><text:soft-page-break/><text:s text:c="6"/>&lt;/xs:sequence&gt;</text:p>
      <text:p text:style-name="P42"><text:s text:c="4"/>&lt;/xs:complexType&gt;</text:p>
      <text:p text:style-name="P42"><text:s text:c="2"/>&lt;/xs:element&gt;</text:p>
      <text:p text:style-name="P42">&lt;/xs:schema&gt;</text:p>
      <text:p text:style-name="P55"/>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s/>1 <text:s/>Introduction (Informative)<text:tab/>1</text:p>
          <text:p text:style-name="P58"><text:s/>2 <text:s/>Intended Use (Informative)<text:tab/>1</text:p>
          <text:p text:style-name="P58"><text:s/>3 <text:s/>References and Context (Informative)<text:tab/>1</text:p>
          <text:p text:style-name="P58"><text:s/>4 <text:s/>Content (Normative)<text:tab/>2</text:p>
          <text:p text:style-name="P58"><text:s/>5 <text:s/>Format (Normative)<text:tab/>2</text:p>
          <text:p text:style-name="P57"><text:s/>5.1 <text:s/>XML Elements<text:tab/>3</text:p>
          <text:p text:style-name="P60"><text:s/>5.1.1 <text:s/>&lt;identification&gt; Element<text:tab/>3</text:p>
          <text:p text:style-name="P60"><text:s/>5.1.2 <text:s/>&lt;acdi&gt; Element<text:tab/>3</text:p>
          <text:p text:style-name="P60"><text:s/>5.1.3 <text:s/>&lt;segment&gt; Element<text:tab/>4</text:p>
          <text:p text:style-name="P60"><text:s/>5.1.4 <text:s/>Data Elements<text:tab/>4</text:p>
          <text:p text:style-name="P59"><text:s/>5.1.4.1 <text:s/>&lt;group&gt; Element<text:tab/>4</text:p>
          <text:p text:style-name="P59"><text:s/>5.1.4.2 <text:s/>&lt;int&gt; Element<text:tab/>5</text:p>
          <text:p text:style-name="P59"><text:s/>5.1.4.3 <text:s/>&lt;string&gt; Element<text:tab/>5</text:p>
          <text:p text:style-name="P59"><text:s/>5.1.4.4 <text:s/>&lt;eventid&gt; Element<text:tab/>5</text:p>
          <text:p text:style-name="P58"><text:s/>6 <text:s/>Future Extension (Normative)<text:tab/>5</text:p>
          <text:p text:style-name="P58"><text:s/>A Appendix: Schema<text:tab/>7</text:p>
        </text:index-body>
      </text:table-of-content>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draw:custom-shape text:anchor-type="char" draw:z-index="13"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3354in"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4" draw:name="PowerPlusWaterMarkObject" draw:style-name="Mgr2" draw:text-style-name="MP3" svg:width="6.4996in" svg:height="2.9594in" draw:transform="rotate (0.785398163397448) translate (-0.0944444444444444in 4.74501859142607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Endnote" style:page-layout-name="Mpm3" draw:style-name="Mdp1">
      <style:header>
        <text:p text:style-name="Header"><draw:custom-shape text:anchor-type="char" draw:z-index="15"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1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8"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9"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0"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1"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2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89</meta:editing-cycles>
    <meta:editing-duration>P1DT9H38M14S</meta:editing-duration>
    <meta:generator>LibreOffice/7.4.6.2$MacOSX_X86_64 LibreOffice_project/5b1f5509c2decdade7fda905e3e1429a67acd63d</meta:generator>
    <dc:date>2024-08-10T16:21:29.315790066</dc:date>
    <dc:creator>Bob Jacobsen</dc:creator>
    <meta:document-statistic meta:table-count="3" meta:image-count="1" meta:object-count="0" meta:page-count="15" meta:paragraph-count="552" meta:word-count="3852" meta:character-count="31350" meta:non-whitespace-character-count="24630"/>
    <meta:user-defined meta:name="OLCBdate">August 7, 2024</meta:user-defined>
    <meta:user-defined meta:name="OLCBstatus">Draft</meta:user-defined>
    <meta:user-defined meta:name="OLCByear">2024</meta:user-defined>
  </office:meta>
</office:document-meta>
</file>